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9243in" fo:margin-left="-0.0007in" fo:margin-top="0in" fo:margin-bottom="0in" table:align="left" style:writing-mode="lr-tb"/>
    </style:style>
    <style:style style:name="Table1.A" style:family="table-column">
      <style:table-column-properties style:column-width="3.4618in"/>
    </style:style>
    <style:style style:name="Table1.1" style:family="table-row">
      <style:table-row-properties fo:keep-together="auto"/>
    </style:style>
    <style:style style:name="Table1.A1" style:family="table-cell">
      <style:table-cell-properties fo:background-color="#ffffff"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354in" fo:padding-right="0.0382in" fo:padding-top="0.0382in" fo:padding-bottom="0.0382in" fo:border="0.25pt solid #000001">
        <style:background-image/>
      </style:table-cell-properties>
    </style:style>
    <style:style style:name="Table1.A2" style:family="table-cell">
      <style:table-cell-properties fo:background-color="#ffffff" fo:padding-left="0.0354in" fo:padding-right="0.0382in" fo:padding-top="0.0382in" fo:padding-bottom="0.0382in" fo:border-left="0.25pt solid #000001" fo:border-right="none" fo:border-top="none" fo:border-bottom="0.25pt solid #000001">
        <style:background-image/>
      </style:table-cell-properties>
    </style:style>
    <style:style style:name="Table1.B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2" style:family="table">
      <style:table-properties style:width="7.0743in" fo:margin-left="-0.0785in" fo:margin-top="0in" fo:margin-bottom="0in" table:align="left" style:writing-mode="lr-tb"/>
    </style:style>
    <style:style style:name="Table2.A" style:family="table-column">
      <style:table-column-properties style:column-width="0.7451in"/>
    </style:style>
    <style:style style:name="Table2.B" style:family="table-column">
      <style:table-column-properties style:column-width="0.9278in"/>
    </style:style>
    <style:style style:name="Table2.C" style:family="table-column">
      <style:table-column-properties style:column-width="0.5278in"/>
    </style:style>
    <style:style style:name="Table2.D" style:family="table-column">
      <style:table-column-properties style:column-width="1.3319in"/>
    </style:style>
    <style:style style:name="Table2.E" style:family="table-column">
      <style:table-column-properties style:column-width="0.6125in"/>
    </style:style>
    <style:style style:name="Table2.F" style:family="table-column">
      <style:table-column-properties style:column-width="0.9271in"/>
    </style:style>
    <style:style style:name="Table2.G" style:family="table-column">
      <style:table-column-properties style:column-width="0.6278in"/>
    </style:style>
    <style:style style:name="Table2.H" style:family="table-column">
      <style:table-column-properties style:column-width="1.3729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0.5pt solid #00000a">
        <style:background-image/>
      </style:table-cell-properties>
    </style:style>
    <style:style style:name="Table2.4" style:family="table-row">
      <style:table-row-properties style:min-row-height="0.3056in" fo:keep-together="auto"/>
    </style:style>
    <style:style style:name="Table3" style:family="table">
      <style:table-properties style:width="7.0736in" fo:margin-left="-0.0785in" fo:margin-top="0in" fo:margin-bottom="0in" table:align="left" style:writing-mode="lr-tb"/>
    </style:style>
    <style:style style:name="Table3.A" style:family="table-column">
      <style:table-column-properties style:column-width="0.5271in"/>
    </style:style>
    <style:style style:name="Table3.B" style:family="table-column">
      <style:table-column-properties style:column-width="0.8722in"/>
    </style:style>
    <style:style style:name="Table3.C" style:family="table-column">
      <style:table-column-properties style:column-width="1.1465in"/>
    </style:style>
    <style:style style:name="Table3.D" style:family="table-column">
      <style:table-column-properties style:column-width="1.2556in"/>
    </style:style>
    <style:style style:name="Table3.E" style:family="table-column">
      <style:table-column-properties style:column-width="0.5257in"/>
    </style:style>
    <style:style style:name="Table3.G" style:family="table-column">
      <style:table-column-properties style:column-width="0.7438in"/>
    </style:style>
    <style:style style:name="Table3.H" style:family="table-column">
      <style:table-column-properties style:column-width="1.1292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0.5pt solid #00000a">
        <style:background-image/>
      </style:table-cell-properties>
    </style:style>
    <style:style style:name="Table4" style:family="table">
      <style:table-properties style:width="7.0743in" fo:margin-left="-0.0785in" fo:margin-top="0in" fo:margin-bottom="0in" table:align="left" style:writing-mode="lr-tb"/>
    </style:style>
    <style:style style:name="Table4.A" style:family="table-column">
      <style:table-column-properties style:column-width="0.5063in"/>
    </style:style>
    <style:style style:name="Table4.B" style:family="table-column">
      <style:table-column-properties style:column-width="0.8306in"/>
    </style:style>
    <style:style style:name="Table4.C" style:family="table-column">
      <style:table-column-properties style:column-width="0.6903in"/>
    </style:style>
    <style:style style:name="Table4.D" style:family="table-column">
      <style:table-column-properties style:column-width="0.6708in"/>
    </style:style>
    <style:style style:name="Table4.E" style:family="table-column">
      <style:table-column-properties style:column-width="0.5042in"/>
    </style:style>
    <style:style style:name="Table4.G" style:family="table-column">
      <style:table-column-properties style:column-width="1.3188in"/>
    </style:style>
    <style:style style:name="Table4.H" style:family="table-column">
      <style:table-column-properties style:column-width="1.7215in"/>
    </style:style>
    <style:style style:name="Table4.1" style:family="table-row">
      <style:table-row-properties fo:keep-together="auto"/>
    </style:style>
    <style:style style:name="Table4.A1" style:family="table-cell">
      <style:table-cell-properties fo:background-color="#ffffff" fo:padding-left="0.075in" fo:padding-right="0.075in" fo:padding-top="0in" fo:padding-bottom="0in" fo:border="0.5pt solid #00000a">
        <style:background-image/>
      </style:table-cell-properties>
    </style:style>
    <style:style style:name="Table5" style:family="table">
      <style:table-properties style:width="1.9097in" fo:margin-left="0in" fo:margin-top="0in" fo:margin-bottom="0in" table:align="left" style:writing-mode="lr-tb"/>
    </style:style>
    <style:style style:name="Table5.A" style:family="table-column">
      <style:table-column-properties style:column-width="1.9097in"/>
    </style:style>
    <style:style style:name="Table5.1" style:family="table-row">
      <style:table-row-properties style:min-row-height="0.3in" fo:keep-together="auto"/>
    </style:style>
    <style:style style:name="Table5.A1" style:family="table-cell">
      <style:table-cell-properties fo:background-color="#ffffff" fo:padding-left="0.0715in" fo:padding-right="0.075in" fo:padding-top="0in" fo:padding-bottom="0in" fo:border="0.5pt solid #00000a">
        <style:background-image/>
      </style:table-cell-properties>
    </style:style>
    <style:style style:name="Table5.2" style:family="table-row">
      <style:table-row-properties style:min-row-height="0.2451in" fo:keep-together="auto"/>
    </style:style>
    <style:style style:name="Table5.3" style:family="table-row">
      <style:table-row-properties style:min-row-height="0.3153in" fo:keep-together="auto"/>
    </style:style>
    <style:style style:name="Table5.4" style:family="table-row">
      <style:table-row-properties style:min-row-height="0.2028in" fo:keep-together="auto"/>
    </style:style>
    <style:style style:name="Table5.5" style:family="table-row">
      <style:table-row-properties style:min-row-height="0.3368in" fo:keep-together="auto"/>
    </style:style>
    <style:style style:name="P1" style:family="paragraph" style:parent-style-name="Standard">
      <style:paragraph-properties style:line-height-at-least="0.1874in" fo:orphans="2" fo:widows="2"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weight="bold" style:font-weight-asian="bold" style:font-weight-complex="bold" fo:hyphenate="true" fo:hyphenation-remain-char-count="2" fo:hyphenation-push-char-count="2"/>
    </style:style>
    <style:style style:name="P2" style:family="paragraph" style:parent-style-name="Standard">
      <style:paragraph-properties>
        <style:tab-stops>
          <style:tab-stop style:position="6.9252in" style:type="right"/>
        </style:tab-stops>
      </style:paragraph-properties>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ab-stops>
          <style:tab-stop style:position="6.9252in" style:type="right"/>
        </style:tab-stops>
      </style:paragraph-properties>
    </style:style>
    <style:style style:name="P5" style:family="paragraph" style:parent-style-name="Standard">
      <style:text-properties fo:font-size="10pt" style:font-size-asian="10pt" style:font-size-complex="10pt"/>
    </style:style>
    <style:style style:name="P6" style:family="paragraph" style:parent-style-name="Standard">
      <style:paragraph-properties>
        <style:tab-stops>
          <style:tab-stop style:position="5.8543in"/>
        </style:tab-stops>
      </style:paragraph-properties>
    </style:style>
    <style:style style:name="P7" style:family="paragraph" style:parent-style-name="Standard">
      <style:paragraph-properties fo:margin-left="0in" fo:margin-right="0in" fo:text-indent="0.4925in" style:auto-text-indent="false"/>
    </style:style>
    <style:style style:name="P8" style:family="paragraph" style:parent-style-name="Standard" style:master-page-name="Standard">
      <style:paragraph-properties style:page-number="auto"/>
    </style:style>
    <style:style style:name="P9" style:family="paragraph" style:parent-style-name="Table_20_Contents">
      <style:text-properties fo:font-size="10pt" style:font-size-asian="10pt" style:font-size-complex="10pt" style:font-weight-complex="bold"/>
    </style:style>
    <style:style style:name="P10" style:family="paragraph" style:parent-style-name="Table_20_Contents">
      <style:text-properties fo:font-size="10pt" style:font-size-asian="10pt" style:font-weight-complex="bold"/>
    </style:style>
    <style:style style:name="P11" style:family="paragraph" style:parent-style-name="Table_20_Contents" style:list-style-name="WWNum15"/>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style:font-weight-complex="bold"/>
    </style:style>
    <style:style style:name="P14" style:family="paragraph" style:parent-style-name="Table_20_Contents" style:list-style-name="WWNum1"/>
    <style:style style:name="P15" style:family="paragraph" style:parent-style-name="Table_20_Contents" style:list-style-name="WWNum2"/>
    <style:style style:name="P16" style:family="paragraph" style:parent-style-name="Table_20_Contents" style:list-style-name="WWNum3"/>
    <style:style style:name="P17" style:family="paragraph" style:parent-style-name="Table_20_Contents">
      <style:paragraph-properties fo:margin-left="0in" fo:margin-right="0in" fo:text-indent="0.4925in" style:auto-text-indent="false"/>
      <style:text-properties fo:font-weight="bold" style:font-weight-asian="bold" style:font-weight-complex="bold"/>
    </style:style>
    <style:style style:name="P18" style:family="paragraph" style:parent-style-name="Table_20_Contents">
      <style:paragraph-properties fo:margin-left="0.5in" fo:margin-right="0in" fo:text-indent="0in" style:auto-text-indent="false"/>
      <style:text-properties style:font-weight-complex="bold"/>
    </style:style>
    <style:style style:name="P19" style:family="paragraph" style:parent-style-name="Table_20_Contents">
      <style:paragraph-properties fo:margin-left="1.25in" fo:margin-right="0in" fo:text-indent="0in" style:auto-text-indent="false"/>
    </style:style>
    <style:style style:name="P20" style:family="paragraph" style:parent-style-name="Table_20_Contents">
      <style:paragraph-properties fo:margin-left="1.25in" fo:margin-right="0in" fo:text-indent="0in" style:auto-text-indent="false"/>
      <style:text-properties fo:font-weight="bold" style:font-weight-asian="bold" style:font-weight-complex="bold"/>
    </style:style>
    <style:style style:name="P21" style:family="paragraph" style:parent-style-name="Table_20_Contents">
      <style:paragraph-properties fo:margin-left="1.25in" fo:margin-right="0in" fo:text-indent="0in" style:auto-text-indent="false"/>
      <style:text-properties style:font-weight-complex="bold"/>
    </style:style>
    <style:style style:name="P22" style:family="paragraph" style:parent-style-name="List_20_Paragraph" style:list-style-name="WWNum2"/>
    <style:style style:name="P23" style:family="paragraph" style:parent-style-name="List_20_Paragraph" style:list-style-name="WWNum4"/>
    <style:style style:name="P24" style:family="paragraph" style:parent-style-name="List_20_Paragraph" style:list-style-name="WWNum5"/>
    <style:style style:name="P25" style:family="paragraph" style:parent-style-name="List_20_Paragraph" style:list-style-name="WWNum6"/>
    <style:style style:name="P26" style:family="paragraph" style:parent-style-name="List_20_Paragraph" style:list-style-name="WWNum7"/>
    <style:style style:name="P27" style:family="paragraph" style:parent-style-name="List_20_Paragraph" style:list-style-name="WWNum8"/>
    <style:style style:name="P28" style:family="paragraph" style:parent-style-name="List_20_Paragraph" style:list-style-name="WWNum9"/>
    <style:style style:name="P29" style:family="paragraph" style:parent-style-name="List_20_Paragraph" style:list-style-name="WWNum10"/>
    <style:style style:name="P30" style:family="paragraph" style:parent-style-name="List_20_Paragraph" style:list-style-name="WWNum11"/>
    <style:style style:name="P31" style:family="paragraph" style:parent-style-name="List_20_Paragraph" style:list-style-name="WWNum12"/>
    <style:style style:name="P32" style:family="paragraph" style:parent-style-name="List_20_Paragraph" style:list-style-name="WWNum13"/>
    <style:style style:name="P33" style:family="paragraph" style:parent-style-name="List_20_Paragraph" style:list-style-name="WWNum14"/>
    <style:style style:name="P34" style:family="paragraph" style:parent-style-name="List_20_Paragraph">
      <style:paragraph-properties fo:margin-left="1.25in" fo:margin-right="0in" fo:text-indent="0in" style:auto-text-indent="false"/>
    </style:style>
    <style:style style:name="P35" style:family="paragraph" style:parent-style-name="List_20_Paragraph">
      <style:paragraph-properties fo:margin-left="1in" fo:margin-right="0in" fo:text-indent="0in" style:auto-text-indent="false"/>
    </style:style>
    <style:style style:name="P36" style:family="paragraph" style:parent-style-name="List_20_Paragraph">
      <style:paragraph-properties fo:margin-left="1in" fo:margin-right="0in" fo:text-indent="0in" style:auto-text-indent="false"/>
      <style:text-properties fo:font-size="9pt" style:font-size-asian="9pt"/>
    </style:style>
    <style:style style:name="P37" style:family="paragraph" style:parent-style-name="Frame_20_contents">
      <style:text-properties fo:font-size="10pt" style:font-size-asian="10pt"/>
    </style:style>
    <style:style style:name="T1" style:family="text">
      <style:text-properties fo:font-weight="bold" style:font-weight-asian="bold" style:font-weight-complex="bold"/>
    </style:style>
    <style:style style:name="T2" style:family="text">
      <style:text-properties style:font-weight-complex="bold"/>
    </style:style>
    <style:style style:name="T3" style:family="text">
      <style:text-properties fo:font-size="10pt" style:font-size-asian="10pt"/>
    </style:style>
    <style:style style:name="T4" style:family="text">
      <style:text-properties fo:font-size="10pt" style:font-size-asian="10pt" style:font-size-complex="10pt"/>
    </style:style>
    <style:style style:name="T5" style:family="text">
      <style:text-properties fo:font-size="10pt" style:font-size-asian="10pt" style:font-size-complex="10pt" style:font-weight-complex="bold"/>
    </style:style>
    <style:style style:name="T6" style:family="text">
      <style:text-properties fo:font-size="10pt" style:font-size-asian="10pt" style:font-weight-complex="bold"/>
    </style:style>
    <style:style style:name="T7" style:family="text">
      <style:text-properties fo:font-size="10pt" fo:font-weight="bold" style:font-size-asian="10pt" style:font-weight-asian="bold" style:font-weight-complex="bold"/>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color="#000000" style:font-name="Courier New" fo:font-size="9pt" style:font-name-asian="Times New Roman" style:font-size-asian="9pt" style:language-asian="en" style:country-asian="US" style:font-name-complex="Courier New2" style:font-size-complex="9pt" style:language-complex="ar" style:country-complex="SA"/>
    </style:style>
    <style:style style:name="T10" style:family="text">
      <style:text-properties fo:font-size="8pt" style:font-size-asian="8pt"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ize="9pt" style:font-size-asian="9pt"/>
    </style:style>
    <style:style style:name="T14" style:family="text">
      <style:text-properties fo:font-size="11pt" style:font-size-asian="11pt"/>
    </style:style>
    <style:style style:name="fr1"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background-color="#ffffff" style:background-transparency="0%" draw:fill="solid" fo:padding="0in" fo:border="0.06pt solid #000000">
        <style:background-image/>
      </style:graphic-properties>
    </style:style>
    <style:style style:name="fr2"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ff" style:background-transparency="0%" draw:fill="solid" fo:padding-left="0.1in" fo:padding-right="0.1in" fo:padding-top="0.05in" fo:padding-bottom="0.05in" fo:border="0.06pt solid #000000">
        <style:background-image/>
      </style:graphic-properties>
    </style:style>
    <style:style style:name="gr1" style:family="graphic">
      <style:graphic-properties draw:stroke="solid" svg:stroke-width="0in" svg:stroke-color="#000000" draw:stroke-linejoin="miter" draw:fill="none" draw:textarea-vertical-align="top" fo:min-height="0.0965in" fo:min-width="0.0965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stroke-linejoin="miter" draw:fill="none" draw:textarea-vertical-align="top" fo:min-height="0.0965in" fo:min-width="0.1311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stroke-linejoin="miter" draw:fill="none" draw:textarea-vertical-align="top" fo:min-height="0.2354in" fo:min-width="0.0008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stroke-linejoin="miter" draw:fill="solid" draw:fill-color="#ffffff" draw:textarea-vertical-align="top" fo:min-height="0.2283in" fo:min-width="0.1728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in" svg:stroke-color="#000000" draw:marker-end="msArrowEnd_20_5" draw:marker-end-width="0.0827in" draw:marker-end-center="false" draw:stroke-linejoin="miter" draw:fill="none" draw:textarea-vertical-align="top" fo:min-height="1.0756in" fo:min-width="4.1382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end="msArrowEnd_20_5" draw:marker-end-width="0.0827in" draw:marker-end-center="false" draw:stroke-linejoin="miter" draw:fill="none" draw:textarea-vertical-align="top" fo:min-height="1.3953in" fo:min-width="1.3535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in" svg:stroke-color="#000000" draw:marker-end="msArrowEnd_20_5" draw:marker-end-width="0.0827in" draw:marker-end-center="false" draw:stroke-linejoin="miter" draw:fill="none" draw:textarea-vertical-align="top" fo:min-height="0.4091in" fo:min-width="3.9508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end="msArrowEnd_20_5" draw:marker-end-width="0.0827in" draw:marker-end-center="false" draw:stroke-linejoin="miter" draw:fill="none" draw:textarea-vertical-align="top" fo:min-height="0.7839in" fo:min-width="1.3673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in" svg:stroke-color="#000000" draw:marker-end="msArrowEnd_20_5" draw:marker-end-width="0.0827in" draw:marker-end-center="false" draw:stroke-linejoin="miter" draw:fill="none" draw:textarea-vertical-align="top" fo:min-height="0.2839in" fo:min-width="3.4161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in" svg:stroke-color="#000000" draw:marker-end="msArrowEnd_20_5" draw:marker-end-width="0.0827in" draw:marker-end-center="false" draw:stroke-linejoin="miter" draw:fill="none" draw:textarea-vertical-align="top" fo:min-height="1.4992in" fo:min-width="3.8602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in" svg:stroke-color="#000000" draw:stroke-linejoin="miter" draw:fill="none" draw:textarea-vertical-align="top" fo:min-height="0.0008in" fo:min-width="0.2772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in" svg:stroke-color="#000000" draw:marker-end="msArrowEnd_20_5" draw:marker-end-width="0.0827in" draw:marker-end-center="false" draw:stroke-linejoin="miter" draw:fill="none" draw:textarea-vertical-align="top" fo:min-height="2.7075in" fo:min-width="3.8602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in" svg:stroke-color="#000000" draw:marker-end="msArrowEnd_20_5" draw:marker-end-width="0.0827in" draw:marker-end-center="false" draw:stroke-linejoin="miter" draw:fill="none" draw:textarea-vertical-align="top" fo:min-height="0.8535in" fo:min-width="1.5756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in" svg:stroke-color="#000000" draw:marker-end="msArrowEnd_20_5" draw:marker-end-width="0.0827in" draw:marker-end-center="false" draw:stroke-linejoin="miter" draw:fill="none" draw:textarea-vertical-align="top" fo:min-height="1.4437in" fo:min-width="1.7634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in" svg:stroke-color="#000000" draw:marker-end="msArrowEnd_20_5" draw:marker-end-width="0.0827in" draw:marker-end-center="false" draw:stroke-linejoin="miter" draw:fill="none" draw:textarea-vertical-align="top" fo:min-height="4.7425in" fo:min-width="1.7772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end="msArrowEnd_20_5" draw:marker-end-width="0.0827in" draw:marker-end-center="false" draw:stroke-linejoin="miter" draw:fill="none" draw:textarea-vertical-align="top" fo:min-height="2.0756in" fo:min-width="3.4161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end="msArrowEnd_20_5" draw:marker-end-width="0.0827in" draw:marker-end-center="false" draw:stroke-linejoin="miter" draw:fill="none" draw:textarea-vertical-align="top" fo:min-height="0.3256in" fo:min-width="3.6102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in" svg:stroke-color="#000000" draw:marker-end="msArrowEnd_20_5" draw:marker-end-width="0.0827in" draw:marker-end-center="false" draw:stroke-linejoin="miter" draw:fill="none" draw:textarea-vertical-align="top" fo:min-height="1.2008in" fo:min-width="3.4161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in" svg:stroke-color="#000000" draw:stroke-linejoin="miter" draw:fill="none" draw:textarea-vertical-align="top" fo:min-height="0.0008in" fo:min-width="1.4783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in" svg:stroke-color="#000000" draw:marker-end="msArrowEnd_20_5" draw:marker-end-width="0.0827in" draw:marker-end-center="false" draw:stroke-linejoin="miter" draw:fill="none" draw:textarea-vertical-align="top" fo:min-height="0.9508in" fo:min-width="0.0008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in" svg:stroke-color="#000000" draw:marker-end="msArrowEnd_20_5" draw:marker-end-width="0.0827in" draw:marker-end-center="false" draw:stroke-linejoin="miter" draw:fill="none" draw:textarea-vertical-align="top" fo:min-height="2.0272in" fo:min-width="3.9646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in" svg:stroke-color="#000000" draw:marker-end="msArrowEnd_20_5" draw:marker-end-width="0.0827in" draw:marker-end-center="false" draw:stroke-linejoin="miter" draw:fill="none" draw:textarea-vertical-align="top" fo:min-height="0.0008in" fo:min-width="3.8118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in" svg:stroke-color="#000000" draw:stroke-linejoin="miter" draw:fill="none" draw:textarea-vertical-align="top" fo:min-height="0.0063in" fo:min-width="1.4783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in" svg:stroke-color="#000000" draw:stroke-linejoin="miter" draw:fill="none" draw:textarea-vertical-align="top" fo:min-height="0.0008in" fo:min-width="1.2772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Difference between JAVA and C++</text:span></text:p>
      <text:p text:style-name="Standard"/>
      <table:table table:name="Table1" table:style-name="Table1">
        <table:table-column table:style-name="Table1.A" table:number-columns-repeated="2"/>
        <table:table-row table:style-name="Table1.1">
          <table:table-cell table:style-name="Table1.A1" office:value-type="string">
            <text:p text:style-name="Table_20_Contents">JAVA</text:p>
          </table:table-cell>
          <table:table-cell table:style-name="Table1.B1" office:value-type="string">
            <text:p text:style-name="Table_20_Contents">C++</text:p>
          </table:table-cell>
        </table:table-row>
        <table:table-row table:style-name="Table1.1">
          <table:table-cell table:style-name="Table1.A2" office:value-type="string">
            <text:p text:style-name="Table_20_Contents">1. Is a true and complete object oriented language.</text:p>
          </table:table-cell>
          <table:table-cell table:style-name="Table1.B2" office:value-type="string">
            <text:p text:style-name="Table_20_Contents">1. It is a extension of C with object oriented behaviour.</text:p>
          </table:table-cell>
        </table:table-row>
        <table:table-row table:style-name="Table1.1">
          <table:table-cell table:style-name="Table1.A2" office:value-type="string">
            <text:p text:style-name="Table_20_Contents">2. Does not provide template classes.</text:p>
          </table:table-cell>
          <table:table-cell table:style-name="Table1.B2" office:value-type="string">
            <text:p text:style-name="Table_20_Contents">2.Offers template classes.</text:p>
          </table:table-cell>
        </table:table-row>
        <table:table-row table:style-name="Table1.1">
          <table:table-cell table:style-name="Table1.A2" office:value-type="string">
            <text:p text:style-name="Table_20_Contents">3. Support multiple inheritance using interface. </text:p>
          </table:table-cell>
          <table:table-cell table:style-name="Table1.B2" office:value-type="string">
            <text:p text:style-name="Table_20_Contents">3. Achieve multiple inheritance by permitting classes to inherit from multiple classes.</text:p>
          </table:table-cell>
        </table:table-row>
        <table:table-row table:style-name="Table1.1">
          <table:table-cell table:style-name="Table1.A2" office:value-type="string">
            <text:p text:style-name="Table_20_Contents">4. Does not provide global variables.</text:p>
          </table:table-cell>
          <table:table-cell table:style-name="Table1.B2" office:value-type="string">
            <text:p text:style-name="Table_20_Contents">4. Global variables can be declared.</text:p>
          </table:table-cell>
        </table:table-row>
        <table:table-row table:style-name="Table1.1">
          <table:table-cell table:style-name="Table1.A2" office:value-type="string">
            <text:p text:style-name="Table_20_Contents">5. Does not support pointers.</text:p>
          </table:table-cell>
          <table:table-cell table:style-name="Table1.B2" office:value-type="string">
            <text:p text:style-name="Table_20_Contents">5. Support pointers.</text:p>
          </table:table-cell>
        </table:table-row>
        <table:table-row table:style-name="Table1.1">
          <table:table-cell table:style-name="Table1.A2" office:value-type="string">
            <text:p text:style-name="Table_20_Contents">6. Destruction of object is performed in finalize method</text:p>
          </table:table-cell>
          <table:table-cell table:style-name="Table1.B2" office:value-type="string">
            <text:p text:style-name="Table_20_Contents">6. Destruction of object is performed by destructor function.</text:p>
          </table:table-cell>
        </table:table-row>
        <table:table-row table:style-name="Table1.1">
          <table:table-cell table:style-name="Table1.A2" office:value-type="string">
            <text:p text:style-name="Table_20_Contents">7. Does not support header files.</text:p>
          </table:table-cell>
          <table:table-cell table:style-name="Table1.B2" office:value-type="string">
            <text:p text:style-name="Table_20_Contents">7. Has header files.</text:p>
          </table:table-cell>
        </table:table-row>
        <table:table-row table:style-name="Table1.1">
          <table:table-cell table:style-name="Table1.A2" office:value-type="string">
            <text:p text:style-name="Table_20_Contents">8. IT is platform independent language.</text:p>
          </table:table-cell>
          <table:table-cell table:style-name="Table1.B2" office:value-type="string">
            <text:p text:style-name="Table_20_Contents">8. IT is not platform independent language.</text:p>
          </table:table-cell>
        </table:table-row>
        <table:table-row table:style-name="Table1.1">
          <table:table-cell table:style-name="Table1.A2" office:value-type="string">
            <text:p text:style-name="Table_20_Contents">9. Has primitive data types like boolean.</text:p>
          </table:table-cell>
          <table:table-cell table:style-name="Table1.B2" office:value-type="string">
            <text:p text:style-name="Table_20_Contents">9. Does not have primitive data types.</text:p>
          </table:table-cell>
        </table:table-row>
      </table:table>
      <text:p text:style-name="Table_20_Contents"/>
      <text:p text:style-name="Table_20_Contents">Difference in terms of (<text:span text:style-name="T1">DATA TYPE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4" office:value-type="string">
            <text:p text:style-name="Table_20_Contents"><text:span text:style-name="T1">C++</text:span></text:p>
          </table:table-cell>
          <table:covered-table-cell/>
          <table:covered-table-cell/>
          <table:covered-table-cell/>
          <table:table-cell table:style-name="Table2.A1" table:number-columns-spanned="4" office:value-type="string">
            <text:p text:style-name="Table_20_Contents"><text:span text:style-name="T1">JAVA</text:span></text:p>
          </table:table-cell>
          <table:covered-table-cell/>
          <table:covered-table-cell/>
          <table:covered-table-cell/>
        </table:table-row>
        <table:table-row table:style-name="Table2.1">
          <table:table-cell table:style-name="Table2.A1" office:value-type="string">
            <text:p text:style-name="Table_20_Contents"><text:span text:style-name="T2">Types</text:span></text:p>
          </table:table-cell>
          <table:table-cell table:style-name="Table2.A1" office:value-type="string">
            <text:p text:style-name="Table_20_Contents"><text:span text:style-name="T2">Description</text:span></text:p>
          </table:table-cell>
          <table:table-cell table:style-name="Table2.A1" office:value-type="string">
            <text:p text:style-name="Table_20_Contents"><text:span text:style-name="T2">size</text:span></text:p>
          </table:table-cell>
          <table:table-cell table:style-name="Table2.A1" office:value-type="string">
            <text:p text:style-name="Table_20_Contents"><text:span text:style-name="T2">example</text:span></text:p>
          </table:table-cell>
          <table:table-cell table:style-name="Table2.A1" office:value-type="string">
            <text:p text:style-name="Table_20_Contents"><text:span text:style-name="T2">Types</text:span></text:p>
          </table:table-cell>
          <table:table-cell table:style-name="Table2.A1" office:value-type="string">
            <text:p text:style-name="Table_20_Contents"><text:span text:style-name="T2">Description</text:span></text:p>
          </table:table-cell>
          <table:table-cell table:style-name="Table2.A1" office:value-type="string">
            <text:p text:style-name="Table_20_Contents"><text:span text:style-name="T2">size</text:span></text:p>
          </table:table-cell>
          <table:table-cell table:style-name="Table2.A1" office:value-type="string">
            <text:p text:style-name="Table_20_Contents"><text:span text:style-name="T2">example</text:span></text:p>
          </table:table-cell>
        </table:table-row>
        <table:table-row table:style-name="Table2.1">
          <table:table-cell table:style-name="Table2.A1" office:value-type="string">
            <text:p text:style-name="Table_20_Contents"><text:span text:style-name="T5">int</text:span></text:p>
          </table:table-cell>
          <table:table-cell table:style-name="Table2.A1" office:value-type="string">
            <text:p text:style-name="Table_20_Contents"><text:span text:style-name="T5">Holds an integer value and whole number.</text:span></text:p>
          </table:table-cell>
          <table:table-cell table:style-name="Table2.A1" office:value-type="string">
            <text:p text:style-name="Table_20_Contents"><text:span text:style-name="T5">4 byte</text:span></text:p>
          </table:table-cell>
          <table:table-cell table:style-name="Table2.A1" office:value-type="string">
            <text:p text:style-name="Table_20_Contents"><text:span text:style-name="T5">Int a = 1;</text:span></text:p>
          </table:table-cell>
          <table:table-cell table:style-name="Table2.A1" office:value-type="string">
            <text:p text:style-name="Table_20_Contents"><text:span text:style-name="T5">int</text:span></text:p>
          </table:table-cell>
          <table:table-cell table:style-name="Table2.A1" office:value-type="string">
            <text:p text:style-name="Table_20_Contents"><text:span text:style-name="T6">Used as a default data type for integral value </text:span></text:p>
          </table:table-cell>
          <table:table-cell table:style-name="Table2.A1" office:value-type="string">
            <text:p text:style-name="Table_20_Contents"><text:span text:style-name="T6">32 bits</text:span></text:p>
          </table:table-cell>
          <table:table-cell table:style-name="Table2.A1" office:value-type="string">
            <text:p text:style-name="Table_20_Contents"><text:span text:style-name="T6">Int a = 100000, </text:span></text:p>
            <text:p text:style-name="Table_20_Contents"><text:span text:style-name="T6">int b = -200000 </text:span></text:p>
          </table:table-cell>
        </table:table-row>
        <table:table-row table:style-name="Table2.4">
          <table:table-cell table:style-name="Table2.A1" office:value-type="string">
            <text:p text:style-name="Table_20_Contents"><text:span text:style-name="T5">Long</text:span></text:p>
          </table:table-cell>
          <table:table-cell table:style-name="Table2.A1" office:value-type="string">
            <text:p text:style-name="Table_20_Contents"><text:span text:style-name="T5">This is used with int and double, which change the size of int and double.</text:span></text:p>
          </table:table-cell>
          <table:table-cell table:style-name="Table2.A1" office:value-type="string">
            <text:p text:style-name="Table_20_Contents"><text:span text:style-name="T5">long int= 4 byte.</text:span></text:p>
            <text:p text:style-name="Table_20_Contents"><text:span text:style-name="T5">(long double =10)</text:span></text:p>
          </table:table-cell>
          <table:table-cell table:style-name="Table2.A1" office:value-type="string">
            <text:p text:style-name="P9"/>
          </table:table-cell>
          <table:table-cell table:style-name="Table2.A1" office:value-type="string">
            <text:p text:style-name="Table_20_Contents"><text:span text:style-name="T6">long</text:span></text:p>
          </table:table-cell>
          <table:table-cell table:style-name="Table2.A1" office:value-type="string">
            <text:p text:style-name="Table_20_Contents"><text:span text:style-name="T6">Used when a wider range than int is needed</text:span></text:p>
          </table:table-cell>
          <table:table-cell table:style-name="Table2.A1" office:value-type="string">
            <text:p text:style-name="Table_20_Contents"><text:span text:style-name="T6">64 bits</text:span></text:p>
          </table:table-cell>
          <table:table-cell table:style-name="Table2.A1" office:value-type="string">
            <text:p text:style-name="Table_20_Contents"><text:span text:style-name="T6">Long a = 100000L, long b = -200000L</text:span></text:p>
          </table:table-cell>
        </table:table-row>
        <table:table-row table:style-name="Table2.4">
          <table:table-cell table:style-name="Table2.A1" office:value-type="string">
            <text:p text:style-name="Table_20_Contents"><text:span text:style-name="T5">Float</text:span></text:p>
          </table:table-cell>
          <table:table-cell table:style-name="Table2.A1" office:value-type="string">
            <text:p text:style-name="Table_20_Contents"><text:span text:style-name="T5">Floating point number. There is no fixed number of digits before or after the decimal point</text:span></text:p>
          </table:table-cell>
          <table:table-cell table:style-name="Table2.A1" office:value-type="string">
            <text:p text:style-name="Table_20_Contents"><text:span text:style-name="T5">4 bytes</text:span></text:p>
          </table:table-cell>
          <table:table-cell table:style-name="Table2.A1" office:value-type="string">
            <text:p text:style-name="Table_20_Contents"><text:span text:style-name="T5">Float a = 3.14159;</text:span></text:p>
          </table:table-cell>
          <table:table-cell table:style-name="Table2.A1" office:value-type="string">
            <text:p text:style-name="Table_20_Contents"><text:span text:style-name="T6">Float</text:span></text:p>
          </table:table-cell>
          <table:table-cell table:style-name="Table2.A1" office:value-type="string">
            <text:p text:style-name="Table_20_Contents"><text:span text:style-name="T6">Used to save memory in large arrays of floating point numbers. Represent numbers with decimals</text:span></text:p>
          </table:table-cell>
          <table:table-cell table:style-name="Table2.A1" office:value-type="string">
            <text:p text:style-name="Table_20_Contents"><text:span text:style-name="T6">32 bits</text:span></text:p>
          </table:table-cell>
          <table:table-cell table:style-name="Table2.A1" office:value-type="string">
            <text:p text:style-name="Table_20_Contents"><text:span text:style-name="T6">Float f1 = 234.5f</text:span></text:p>
          </table:table-cell>
        </table:table-row>
        <table:table-row table:style-name="Table2.4">
          <table:table-cell table:style-name="Table2.A1" office:value-type="string">
            <text:p text:style-name="Table_20_Contents"><text:span text:style-name="T5">double</text:span></text:p>
          </table:table-cell>
          <table:table-cell table:style-name="Table2.A1" office:value-type="string">
            <text:p text:style-name="Table_20_Contents"><text:span text:style-name="T5">Double precision floating point</text:span></text:p>
          </table:table-cell>
          <table:table-cell table:style-name="Table2.A1" office:value-type="string">
            <text:p text:style-name="Table_20_Contents"><text:span text:style-name="T5">8 bytes</text:span></text:p>
          </table:table-cell>
          <table:table-cell table:style-name="Table2.A1" office:value-type="string">
            <text:p text:style-name="Table_20_Contents"><text:span text:style-name="T5">Double a = 6e-4; (e is for exponential)</text:span></text:p>
          </table:table-cell>
          <table:table-cell table:style-name="Table2.A1" office:value-type="string">
            <text:p text:style-name="Table_20_Contents"><text:span text:style-name="T6">Double</text:span></text:p>
          </table:table-cell>
          <table:table-cell table:style-name="Table2.A1" office:value-type="string">
            <text:p text:style-name="Table_20_Contents"><text:span text:style-name="T6">Used as the default data types as the decimal values</text:span></text:p>
          </table:table-cell>
          <table:table-cell table:style-name="Table2.A1" office:value-type="string">
            <text:p text:style-name="Table_20_Contents"><text:span text:style-name="T6">64 bits</text:span></text:p>
          </table:table-cell>
          <table:table-cell table:style-name="Table2.A1" office:value-type="string">
            <text:p text:style-name="Table_20_Contents"><text:span text:style-name="T6">Double d1 = 123.4</text:span></text:p>
          </table:table-cell>
        </table:table-row>
        <table:table-row table:style-name="Table2.4">
          <table:table-cell table:style-name="Table2.A1" office:value-type="string">
            <text:p text:style-name="Table_20_Contents"><text:span text:style-name="T5">Bool</text:span></text:p>
          </table:table-cell>
          <table:table-cell table:style-name="Table2.A1" office:value-type="string">
            <text:p text:style-name="Table_20_Contents"><text:span text:style-name="T5">Holds a boolean value</text:span></text:p>
          </table:table-cell>
          <table:table-cell table:style-name="Table2.A1" office:value-type="string">
            <text:p text:style-name="P9"/>
          </table:table-cell>
          <table:table-cell table:style-name="Table2.A1" office:value-type="string">
            <text:p text:style-name="Table_20_Contents"><text:span text:style-name="T5">(True or False)</text:span></text:p>
          </table:table-cell>
          <table:table-cell table:style-name="Table2.A1" office:value-type="string">
            <text:p text:style-name="Table_20_Contents"><text:span text:style-name="T6">boolean</text:span></text:p>
          </table:table-cell>
          <table:table-cell table:style-name="Table2.A1" office:value-type="string">
            <text:p text:style-name="Table_20_Contents"><text:span text:style-name="T6">Represent one bit of information. Used for simple flags </text:span><text:soft-page-break/><text:span text:style-name="T6">that track true/false condition</text:span></text:p>
          </table:table-cell>
          <table:table-cell table:style-name="Table2.A1" office:value-type="string">
            <text:p text:style-name="Table_20_Contents"><text:span text:style-name="T6">Varies from platform to platfor</text:span><text:soft-page-break/><text:span text:style-name="T6">m said as JVM</text:span></text:p>
          </table:table-cell>
          <table:table-cell table:style-name="Table2.A1" office:value-type="string">
            <text:p text:style-name="Table_20_Contents"><text:span text:style-name="T6">Boolean one = true</text:span></text:p>
          </table:table-cell>
        </table:table-row>
        <table:table-row table:style-name="Table2.4">
          <table:table-cell table:style-name="Table2.A1" office:value-type="string">
            <text:p text:style-name="Table_20_Contents"><text:span text:style-name="T5">Char</text:span></text:p>
          </table:table-cell>
          <table:table-cell table:style-name="Table2.A1" office:value-type="string">
            <text:p text:style-name="Table_20_Contents"><text:span text:style-name="T5">May be a letter, a digit, a punctuation mark</text:span></text:p>
          </table:table-cell>
          <table:table-cell table:style-name="Table2.A1" office:value-type="string">
            <text:p text:style-name="Table_20_Contents"><text:span text:style-name="T5">1 byte</text:span></text:p>
          </table:table-cell>
          <table:table-cell table:style-name="Table2.A1" office:value-type="string">
            <text:p text:style-name="Table_20_Contents"><text:span text:style-name="T5">Char a = ‘A’;</text:span></text:p>
          </table:table-cell>
          <table:table-cell table:style-name="Table2.A1" office:value-type="string">
            <text:p text:style-name="Table_20_Contents"><text:span text:style-name="T6">char</text:span></text:p>
          </table:table-cell>
          <table:table-cell table:style-name="Table2.A1" office:value-type="string">
            <text:p text:style-name="Table_20_Contents"><text:span text:style-name="T6">Used to store any character. </text:span></text:p>
          </table:table-cell>
          <table:table-cell table:style-name="Table2.A1" office:value-type="string">
            <text:p text:style-name="Table_20_Contents"><text:span text:style-name="T6">16 bits</text:span></text:p>
          </table:table-cell>
          <table:table-cell table:style-name="Table2.A1" office:value-type="string">
            <text:p text:style-name="Table_20_Contents"><text:span text:style-name="T6">Char letter A = ‘A’</text:span></text:p>
          </table:table-cell>
        </table:table-row>
      </table:table>
      <text:list xml:id="list5812587727145006074" text:style-name="WWNum15">
        <text:list-item>
          <text:p text:style-name="P11"><text:span text:style-name="T6">z</text:span></text:p>
        </text:list-item>
      </text:list>
      <text:p text:style-name="P12"/>
      <text:p text:style-name="Table_20_Contents">Difference in terms of (<text:span text:style-name="T1">Flow control)</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G"/>
        <table:table-column table:style-name="Table3.H"/>
        <table:table-row table:style-name="Table3.1">
          <table:table-cell table:style-name="Table3.A1" table:number-columns-spanned="4" office:value-type="string">
            <text:p text:style-name="Table_20_Contents"><text:span text:style-name="T2">C++</text:span></text:p>
          </table:table-cell>
          <table:covered-table-cell/>
          <table:covered-table-cell/>
          <table:covered-table-cell/>
          <table:table-cell table:style-name="Table3.A1" table:number-columns-spanned="4" office:value-type="string">
            <text:p text:style-name="Table_20_Contents"><text:span text:style-name="T2">JAVA</text:span></text:p>
          </table:table-cell>
          <table:covered-table-cell/>
          <table:covered-table-cell/>
          <table:covered-table-cell/>
        </table:table-row>
        <table:table-row table:style-name="Table3.1">
          <table:table-cell table:style-name="Table3.A1" office:value-type="string">
            <text:p text:style-name="Table_20_Contents"><text:span text:style-name="T2">Types</text:span></text:p>
          </table:table-cell>
          <table:table-cell table:style-name="Table3.A1" office:value-type="string">
            <text:p text:style-name="Table_20_Contents"><text:span text:style-name="T2">Description</text:span></text:p>
          </table:table-cell>
          <table:table-cell table:style-name="Table3.A1" office:value-type="string">
            <text:p text:style-name="Table_20_Contents"><text:span text:style-name="T2">Syntax</text:span></text:p>
          </table:table-cell>
          <table:table-cell table:style-name="Table3.A1" office:value-type="string">
            <text:p text:style-name="Table_20_Contents"><text:span text:style-name="T2">Example</text:span></text:p>
          </table:table-cell>
          <table:table-cell table:style-name="Table3.A1" office:value-type="string">
            <text:p text:style-name="Table_20_Contents"><text:span text:style-name="T2">Types</text:span></text:p>
          </table:table-cell>
          <table:table-cell table:style-name="Table3.A1" office:value-type="string">
            <text:p text:style-name="Table_20_Contents"><text:span text:style-name="T2">Description</text:span></text:p>
          </table:table-cell>
          <table:table-cell table:style-name="Table3.A1" office:value-type="string">
            <text:p text:style-name="Table_20_Contents"><text:span text:style-name="T2">Syntax</text:span></text:p>
          </table:table-cell>
          <table:table-cell table:style-name="Table3.A1" office:value-type="string">
            <text:p text:style-name="Table_20_Contents"><text:span text:style-name="T2">Example</text:span></text:p>
          </table:table-cell>
        </table:table-row>
        <table:table-row table:style-name="Table3.1">
          <table:table-cell table:style-name="Table3.A1" office:value-type="string">
            <text:p text:style-name="Table_20_Contents"><text:span text:style-name="T6">for loop</text:span></text:p>
          </table:table-cell>
          <table:table-cell table:style-name="Table3.A1" office:value-type="string">
            <text:p text:style-name="Table_20_Contents"><text:span text:style-name="T6">Design to iterate a number of times.</text:span></text:p>
          </table:table-cell>
          <table:table-cell table:style-name="Table3.A1" office:value-type="string">
            <text:p text:style-name="Table_20_Contents"><text:span text:style-name="T6">For (initialization; condition; increase)statement;</text:span></text:p>
          </table:table-cell>
          <table:table-cell table:style-name="Table3.A1" office:value-type="string">
            <text:p text:style-name="Table_20_Contents"><text:span text:style-name="T6">for(int i=0;i&lt;5;i++)</text:span></text:p>
            <text:p text:style-name="Table_20_Contents"><text:span text:style-name="T6">{</text:span></text:p>
            <text:p text:style-name="Table_20_Contents"><text:span text:style-name="T6">Count&lt;&lt;”number of students:”&lt;&lt;i&lt;&lt;endl;</text:span></text:p>
            <text:p text:style-name="Table_20_Contents"><text:span text:style-name="T6">}</text:span></text:p>
            <text:p text:style-name="P13"/>
          </table:table-cell>
          <table:table-cell table:style-name="Table3.A1" office:value-type="string">
            <text:p text:style-name="Table_20_Contents"><text:span text:style-name="T6">For loop</text:span></text:p>
          </table:table-cell>
          <table:table-cell table:style-name="Table3.A1" office:value-type="string">
            <text:p text:style-name="Table_20_Contents"><text:span text:style-name="T6">Executes a statement as long as the boolean condition evaluates to true.</text:span></text:p>
          </table:table-cell>
          <table:table-cell table:style-name="Table3.A1" office:value-type="string">
            <text:p text:style-name="Table_20_Contents"><text:span text:style-name="T6">For (&lt;initialization&gt;;&lt;condition&gt;;&lt;inc or dec statement&gt;){</text:span></text:p>
            <text:p text:style-name="Table_20_Contents"><text:span text:style-name="T6">&lt;block of code&gt;</text:span></text:p>
            <text:p text:style-name="Table_20_Contents"><text:span text:style-name="T6">}</text:span></text:p>
          </table:table-cell>
          <table:table-cell table:style-name="Table3.A1" office:value-type="string">
            <text:p text:style-name="Table_20_Contents"><text:span text:style-name="T6">int i;</text:span></text:p>
            <text:p text:style-name="Table_20_Contents"><text:span text:style-name="T6">for </text:span></text:p>
            <text:p text:style-name="Table_20_Contents"><text:span text:style-name="T6">(i=o;i&lt;10;i++)</text:span></text:p>
            <text:p text:style-name="Table_20_Contents"><text:span text:style-name="T6">{</text:span></text:p>
            <text:p text:style-name="Table_20_Contents"><text:span text:style-name="T6">system.out.println(“Hello”);</text:span></text:p>
            <text:p text:style-name="Table_20_Contents"><text:span text:style-name="T6">}</text:span></text:p>
            <text:p text:style-name="Table_20_Contents"><text:span text:style-name="T6">Output: hello</text:span></text:p>
            <text:p text:style-name="Table_20_Contents"><text:span text:style-name="T6">Hello</text:span></text:p>
            <text:p text:style-name="Table_20_Contents"><text:span text:style-name="T6">Hello… </text:span></text:p>
          </table:table-cell>
        </table:table-row>
        <table:table-row table:style-name="Table3.1">
          <table:table-cell table:style-name="Table3.A1" office:value-type="string">
            <text:p text:style-name="Table_20_Contents"><text:span text:style-name="T6">while loop</text:span></text:p>
          </table:table-cell>
          <table:table-cell table:style-name="Table3.A1" office:value-type="string">
            <text:p text:style-name="Table_20_Contents"><text:span text:style-name="T6">Repeats statement while expression is true. If false, loops ends</text:span></text:p>
          </table:table-cell>
          <table:table-cell table:style-name="Table3.A1" office:value-type="string">
            <text:p text:style-name="Table_20_Contents"><text:span text:style-name="T6">While (expression){</text:span></text:p>
            <text:p text:style-name="Table_20_Contents"><text:span text:style-name="T6">Statement;</text:span></text:p>
            <text:p text:style-name="Table_20_Contents"><text:span text:style-name="T6">}</text:span></text:p>
          </table:table-cell>
          <table:table-cell table:style-name="Table3.A1" office:value-type="string">
            <text:p text:style-name="Table_20_Contents"><text:span text:style-name="T6">int n = 10;</text:span></text:p>
            <text:p text:style-name="Table_20_Contents"><text:span text:style-name="T6">while (n&gt;0){</text:span></text:p>
            <text:p text:style-name="Table_20_Contents"><text:span text:style-name="T6">count &lt;&lt;n&lt;&lt;”,”;</text:span></text:p>
            <text:p text:style-name="Table_20_Contents"><text:span text:style-name="T6">--n;</text:span></text:p>
            <text:p text:style-name="Table_20_Contents"><text:span text:style-name="T6">}</text:span></text:p>
            <text:p text:style-name="Table_20_Contents"><text:span text:style-name="T6">Output: 10,9,8,7,6,5,4,3,2,1</text:span></text:p>
          </table:table-cell>
          <table:table-cell table:style-name="Table3.A1" office:value-type="string">
            <text:p text:style-name="Table_20_Contents"><text:span text:style-name="T6">While loop</text:span></text:p>
          </table:table-cell>
          <table:table-cell table:style-name="Table3.A1" office:value-type="string">
            <text:p text:style-name="Table_20_Contents"><text:span text:style-name="T6">Allows to be executed repeatedly based on a given Boolean condition.</text:span></text:p>
          </table:table-cell>
          <table:table-cell table:style-name="Table3.A1" office:value-type="string">
            <text:p text:style-name="Table_20_Contents"><text:span text:style-name="T6">While(expression){</text:span></text:p>
            <text:p text:style-name="Table_20_Contents"><text:span text:style-name="T6">Statement;</text:span></text:p>
          </table:table-cell>
          <table:table-cell table:style-name="Table3.A1" office:value-type="string">
            <text:p text:style-name="Table_20_Contents"><text:span text:style-name="T6">int i=0;</text:span></text:p>
            <text:p text:style-name="Table_20_Contents"><text:span text:style-name="T6">int sum =0;</text:span></text:p>
            <text:p text:style-name="Table_20_Contents"><text:span text:style-name="T6">while(i&lt;10){</text:span></text:p>
            <text:p text:style-name="Table_20_Contents"><text:span text:style-name="T6">i++;</text:span></text:p>
            <text:p text:style-name="Table_20_Contents"><text:span text:style-name="T6">sum += i;</text:span></text:p>
            <text:p text:style-name="Table_20_Contents"><text:span text:style-name="T6">}</text:span></text:p>
            <text:p text:style-name="Table_20_Contents"><text:span text:style-name="T7">Output:</text:span><text:span text:style-name="T6"> sum of 0,1,2…,9 <text:s/></text:span></text:p>
          </table:table-cell>
        </table:table-row>
        <table:table-row table:style-name="Table3.1">
          <table:table-cell table:style-name="Table3.A1" office:value-type="string">
            <text:p text:style-name="Table_20_Contents"><text:span text:style-name="T6">do-while loop</text:span></text:p>
          </table:table-cell>
          <table:table-cell table:style-name="Table3.A1" office:value-type="string">
            <text:p text:style-name="Table_20_Contents"><text:span text:style-name="T6">Test expression is evaluated after the loop body gets executed</text:span></text:p>
          </table:table-cell>
          <table:table-cell table:style-name="Table3.A1" office:value-type="string">
            <text:p text:style-name="Table_20_Contents"><text:span text:style-name="T6">Do{</text:span></text:p>
            <text:p text:style-name="Table_20_Contents"><text:span text:style-name="T6"><text:s/>Statement;} while(condition);</text:span></text:p>
          </table:table-cell>
          <table:table-cell table:style-name="Table3.A1" office:value-type="string">
            <text:p text:style-name="Table_20_Contents"><text:span text:style-name="T6">Int i=0;</text:span></text:p>
            <text:p text:style-name="Table_20_Contents"><text:span text:style-name="T6">Do {</text:span></text:p>
            <text:p text:style-name="Table_20_Contents"><text:span text:style-name="T6">Cout&lt;&lt;i&lt;&lt;endl;</text:span></text:p>
            <text:p text:style-name="Table_20_Contents"><text:span text:style-name="T6">i++;</text:span></text:p>
            <text:p text:style-name="Table_20_Contents"><text:span text:style-name="T6">}</text:span></text:p>
            <text:p text:style-name="Table_20_Contents"><text:span text:style-name="T6">While(i&lt;5);</text:span></text:p>
            <text:p text:style-name="Table_20_Contents"><text:span text:style-name="T6">Output: 01234</text:span></text:p>
          </table:table-cell>
          <table:table-cell table:style-name="Table3.A1" office:value-type="string">
            <text:p text:style-name="Table_20_Contents"><text:span text:style-name="T6">Do-while </text:span></text:p>
          </table:table-cell>
          <table:table-cell table:style-name="Table3.A1" office:value-type="string">
            <text:p text:style-name="Table_20_Contents"><text:span text:style-name="T6">Statement inside the block are run at least once. Even if the condition is not met</text:span></text:p>
          </table:table-cell>
          <table:table-cell table:style-name="Table3.A1" office:value-type="string">
            <text:p text:style-name="P12"/>
          </table:table-cell>
          <table:table-cell table:style-name="Table3.A1" office:value-type="string">
            <text:p text:style-name="Table_20_Contents"><text:span text:style-name="T6">Int i=0;</text:span></text:p>
            <text:p text:style-name="Table_20_Contents"><text:span text:style-name="T6">do {</text:span></text:p>
            <text:p text:style-name="Table_20_Contents"><text:span text:style-name="T6">system.out.println(“value::”+1);</text:span></text:p>
            <text:p text:style-name="Table_20_Contents"><text:span text:style-name="T6">i++;</text:span></text:p>
            <text:p text:style-name="Table_20_Contents"><text:span text:style-name="T6">}</text:span></text:p>
            <text:p text:style-name="Table_20_Contents"><text:span text:style-name="T6">While(i&lt;5);</text:span></text:p>
            <text:p text:style-name="Table_20_Contents"><text:span text:style-name="T7">Output: </text:span></text:p>
            <text:p text:style-name="Table_20_Contents"><text:span text:style-name="T6">value::0</text:span></text:p>
            <text:p text:style-name="Table_20_Contents"><text:span text:style-name="T6">value::1</text:span></text:p>
            <text:p text:style-name="Table_20_Contents"><text:span text:style-name="T6">value::2</text:span></text:p>
            <text:p text:style-name="Table_20_Contents"><text:span text:style-name="T6">value::3</text:span></text:p>
            <text:p text:style-name="Table_20_Contents"><text:span text:style-name="T6">value::4</text:span></text:p>
            <text:p text:style-name="P12"/>
          </table:table-cell>
        </table:table-row>
      </table:table>
      <text:p text:style-name="Table_20_Contents"/>
      <text:p text:style-name="Table_20_Contents">Difference in terms of (<text:span text:style-name="T1">Decision control)</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B"/>
        <table:table-column table:style-name="Table4.G"/>
        <table:table-column table:style-name="Table4.H"/>
        <table:table-row table:style-name="Table4.1">
          <table:table-cell table:style-name="Table4.A1" table:number-columns-spanned="4" office:value-type="string">
            <text:p text:style-name="Table_20_Contents"><text:span text:style-name="T2">C++</text:span></text:p>
          </table:table-cell>
          <table:covered-table-cell/>
          <table:covered-table-cell/>
          <table:covered-table-cell/>
          <table:table-cell table:style-name="Table4.A1" table:number-columns-spanned="4" office:value-type="string">
            <text:p text:style-name="Table_20_Contents"><text:span text:style-name="T2">JAVA</text:span></text:p>
          </table:table-cell>
          <table:covered-table-cell/>
          <table:covered-table-cell/>
          <table:covered-table-cell/>
        </table:table-row>
        <table:table-row table:style-name="Table4.1">
          <table:table-cell table:style-name="Table4.A1" office:value-type="string">
            <text:p text:style-name="Table_20_Contents"><text:span text:style-name="T2">Types</text:span></text:p>
          </table:table-cell>
          <table:table-cell table:style-name="Table4.A1" office:value-type="string">
            <text:p text:style-name="Table_20_Contents"><text:span text:style-name="T2">Description</text:span></text:p>
          </table:table-cell>
          <table:table-cell table:style-name="Table4.A1" office:value-type="string">
            <text:p text:style-name="Table_20_Contents"><text:span text:style-name="T2">Syntax</text:span></text:p>
          </table:table-cell>
          <table:table-cell table:style-name="Table4.A1" office:value-type="string">
            <text:p text:style-name="Table_20_Contents"><text:span text:style-name="T2">Example</text:span></text:p>
          </table:table-cell>
          <table:table-cell table:style-name="Table4.A1" office:value-type="string">
            <text:p text:style-name="Table_20_Contents"><text:span text:style-name="T2">Types</text:span></text:p>
          </table:table-cell>
          <table:table-cell table:style-name="Table4.A1" office:value-type="string">
            <text:p text:style-name="Table_20_Contents"><text:span text:style-name="T2">Description</text:span></text:p>
          </table:table-cell>
          <table:table-cell table:style-name="Table4.A1" office:value-type="string">
            <text:p text:style-name="Table_20_Contents"><text:span text:style-name="T2">Syntax</text:span></text:p>
          </table:table-cell>
          <table:table-cell table:style-name="Table4.A1" office:value-type="string">
            <text:p text:style-name="Table_20_Contents"><text:span text:style-name="T2">Example</text:span></text:p>
          </table:table-cell>
        </table:table-row>
        <table:table-row table:style-name="Table4.1">
          <table:table-cell table:style-name="Table4.A1" office:value-type="string">
            <text:p text:style-name="Table_20_Contents"><text:span text:style-name="T6">If</text:span><text:span text:style-name="T2"> </text:span></text:p>
          </table:table-cell>
          <table:table-cell table:style-name="Table4.A1" office:value-type="string">
            <text:p text:style-name="P12"/>
          </table:table-cell>
          <table:table-cell table:style-name="Table4.A1" office:value-type="string">
            <text:p text:style-name="Table_20_Contents"><text:span text:style-name="T6">If (condition) statement</text:span></text:p>
          </table:table-cell>
          <table:table-cell table:style-name="Table4.A1" office:value-type="string">
            <text:p text:style-name="P12"/>
          </table:table-cell>
          <table:table-cell table:style-name="Table4.A1" office:value-type="string">
            <text:p text:style-name="Table_20_Contents"><text:span text:style-name="T6">if</text:span></text:p>
          </table:table-cell>
          <table:table-cell table:style-name="Table4.A1" office:value-type="string">
            <text:p text:style-name="Table_20_Contents"><text:span text:style-name="T6">Executes when the specified condition is true</text:span></text:p>
          </table:table-cell>
          <table:table-cell table:style-name="Table4.A1" office:value-type="string">
            <text:p text:style-name="Table_20_Contents"><text:span text:style-name="T6">If (condition ){</text:span></text:p>
            <text:p text:style-name="Table_20_Contents"><text:span text:style-name="T6">Statement</text:span></text:p>
            <text:p text:style-name="Table_20_Contents"><text:span text:style-name="T6">}</text:span></text:p>
          </table:table-cell>
          <table:table-cell table:style-name="Table4.A1" office:value-type="string">
            <text:p text:style-name="Table_20_Contents"><text:span text:style-name="T1">Int user = 17;</text:span></text:p>
            <text:p text:style-name="Table_20_Contents"><text:span text:style-name="T1">If (user &lt; 18){</text:span></text:p>
            <text:p text:style-name="Table_20_Contents"><text:span text:style-name="T6">system.out.println(“user is 18 ”);</text:span></text:p>
          </table:table-cell>
        </table:table-row>
        <text:soft-page-break/>
        <table:table-row table:style-name="Table4.1">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Table_20_Contents"><text:span text:style-name="T6">If-else</text:span></text:p>
          </table:table-cell>
          <table:table-cell table:style-name="Table4.A1" office:value-type="string">
            <text:p text:style-name="Table_20_Contents"><text:span text:style-name="T6">If the specified condition in the if statement is false, then the statement after the else keyword</text:span></text:p>
            <text:p text:style-name="Table_20_Contents"><text:span text:style-name="T6">(that can be a block) will execute.</text:span></text:p>
          </table:table-cell>
          <table:table-cell table:style-name="Table4.A1" office:value-type="string">
            <text:p text:style-name="Table_20_Contents"><text:span text:style-name="T6">if (condition ){</text:span></text:p>
            <text:p text:style-name="Table_20_Contents"><text:span text:style-name="T6">Statement</text:span></text:p>
            <text:p text:style-name="Table_20_Contents"><text:span text:style-name="T6">}</text:span></text:p>
            <text:p text:style-name="Table_20_Contents"><text:span text:style-name="T6">else {</text:span></text:p>
            <text:p text:style-name="Table_20_Contents"><text:span text:style-name="T6">statement</text:span></text:p>
            <text:p text:style-name="Table_20_Contents"><text:span text:style-name="T6">}</text:span></text:p>
            <text:p text:style-name="Table_20_Contents"><text:span text:style-name="T6">statement</text:span></text:p>
            <text:p text:style-name="P13"/>
          </table:table-cell>
          <table:table-cell table:style-name="Table4.A1" office:value-type="string">
            <text:p text:style-name="Table_20_Contents"><text:span text:style-name="T6">int user = 17;</text:span></text:p>
            <text:p text:style-name="Table_20_Contents"><text:span text:style-name="T6">If (user&lt;=18){</text:span></text:p>
            <text:p text:style-name="Table_20_Contents"><text:span text:style-name="T6">system.out.println(“user is 18 or younger”);</text:span></text:p>
            <text:p text:style-name="Table_20_Contents"><text:span text:style-name="T6">}</text:span></text:p>
            <text:p text:style-name="Table_20_Contents"><text:span text:style-name="T6">Else{</text:span></text:p>
            <text:p text:style-name="Table_20_Contents"><text:span text:style-name="T6">system.out.println(“user is older than 18”);</text:span></text:p>
            <text:p text:style-name="Table_20_Contents"><text:span text:style-name="T6">}</text:span></text:p>
            <text:p text:style-name="P10"/>
            <text:p text:style-name="P13"/>
          </table:table-cell>
        </table:table-row>
        <table:table-row table:style-name="Table4.1">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Table_20_Contents"><text:span text:style-name="T6">If- else- if</text:span></text:p>
          </table:table-cell>
          <table:table-cell table:style-name="Table4.A1" office:value-type="string">
            <text:p text:style-name="Table_20_Contents"><text:span text:style-name="T6">Whenever the condition is true, the associated statement will be executed and the remaining conditions will be bypassed. If none of the conditions are true then the else block will execute</text:span></text:p>
          </table:table-cell>
          <table:table-cell table:style-name="Table4.A1" office:value-type="string">
            <text:p text:style-name="Table_20_Contents"><text:span text:style-name="T6">If(condition)statements;</text:span></text:p>
            <text:p text:style-name="Table_20_Contents"><text:span text:style-name="T6">else if (condition)</text:span></text:p>
            <text:p text:style-name="Table_20_Contents"><text:span text:style-name="T6">Statements;</text:span></text:p>
            <text:p text:style-name="Table_20_Contents"><text:span text:style-name="T6">else if (condition)</text:span></text:p>
            <text:p text:style-name="Table_20_Contents"><text:span text:style-name="T6">Statement;</text:span></text:p>
            <text:p text:style-name="Table_20_Contents"><text:span text:style-name="T6">else statements;</text:span></text:p>
          </table:table-cell>
          <table:table-cell table:style-name="Table4.A1" office:value-type="string">
            <text:p text:style-name="Table_20_Contents"><text:span text:style-name="T9"><text:s/></text:span><text:span text:style-name="T6">Int test score = 76;</text:span></text:p>
            <text:p text:style-name="Table_20_Contents"><text:span text:style-name="T6">Char grade;</text:span></text:p>
            <text:p text:style-name="Table_20_Contents"><text:span text:style-name="T6">If (testscore&gt;=90){</text:span></text:p>
            <text:p text:style-name="Table_20_Contents"><text:span text:style-name="T6">Grade =’A’;</text:span></text:p>
            <text:p text:style-name="Table_20_Contents"><text:span text:style-name="T6">}else if (testscore &gt;=80){</text:span></text:p>
            <text:p text:style-name="Table_20_Contents"><text:span text:style-name="T6">Grade =’B’;</text:span></text:p>
            <text:p text:style-name="Table_20_Contents"><text:span text:style-name="T6">}else if (testscore &gt;=70){</text:span></text:p>
            <text:p text:style-name="Table_20_Contents"><text:span text:style-name="T6">Grade =’C’;</text:span></text:p>
            <text:p text:style-name="P10"/>
            <text:p text:style-name="Table_20_Contents"><text:span text:style-name="T6">}else if (testscore &gt;=60){</text:span></text:p>
            <text:p text:style-name="Table_20_Contents"><text:span text:style-name="T6">Grade =’D’;</text:span></text:p>
            <text:p text:style-name="Table_20_Contents"><text:span text:style-name="T6">}</text:span></text:p>
            <text:p text:style-name="Table_20_Contents"><text:span text:style-name="T6">Else {</text:span></text:p>
            <text:p text:style-name="Table_20_Contents"><text:span text:style-name="T6">grade = ‘F’;</text:span></text:p>
            <text:p text:style-name="Table_20_Contents"><text:span text:style-name="T6">}</text:span></text:p>
            <text:p text:style-name="Table_20_Contents"><text:span text:style-name="T6">System.out.println(“Grade = ” + grade);</text:span></text:p>
            <text:p text:style-name="Table_20_Contents"><text:span text:style-name="T6">}</text:span></text:p>
            <text:p text:style-name="P10"/>
            <text:p text:style-name="Table_20_Contents"><text:span text:style-name="T10">Output: Grade = “C”</text:span></text:p>
            <text:p text:style-name="P10"/>
            <text:p text:style-name="P1"/>
          </table:table-cell>
        </table:table-row>
        <table:table-row table:style-name="Table4.1">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Table_20_Contents"><text:span text:style-name="T6">switch</text:span></text:p>
          </table:table-cell>
          <table:table-cell table:style-name="Table4.A1" office:value-type="string">
            <text:p text:style-name="Table_20_Contents"><text:span text:style-name="T6">Defines multiple paths of execution of a program.</text:span></text:p>
          </table:table-cell>
          <table:table-cell table:style-name="Table4.A1" office:value-type="string">
            <text:p text:style-name="Table_20_Contents"><text:span text:style-name="T6">Switch(ch)</text:span></text:p>
            <text:p text:style-name="Table_20_Contents"><text:span text:style-name="T6">{</text:span></text:p>
            <text:p text:style-name="Table_20_Contents"><text:span text:style-name="T6">Case 1:</text:span></text:p>
            <text:p text:style-name="Table_20_Contents"><text:span text:style-name="T6">Statement-1;</text:span></text:p>
            <text:p text:style-name="Table_20_Contents"><text:span text:style-name="T6">Break;</text:span></text:p>
            <text:p text:style-name="Table_20_Contents"><text:span text:style-name="T6">Case 2:</text:span></text:p>
            <text:p text:style-name="Table_20_Contents"><text:span text:style-name="T6">Statement-2;</text:span></text:p>
            <text:p text:style-name="Table_20_Contents"><text:span text:style-name="T6">Break;</text:span></text:p>
            <text:p text:style-name="Table_20_Contents"><text:span text:style-name="T6">}</text:span></text:p>
          </table:table-cell>
          <table:table-cell table:style-name="Table4.A1" office:value-type="string">
            <text:p text:style-name="Table_20_Contents"><text:span text:style-name="T6">Public class switchExample</text:span></text:p>
            <text:p text:style-name="Table_20_Contents"><text:span text:style-name="T6">{</text:span></text:p>
            <text:p text:style-name="Table_20_Contents"><text:span text:style-name="T6">Public static void main(</text:span></text:p>
            <text:p text:style-name="Table_20_Contents"><text:span text:style-name="T6">String [] args) {</text:span></text:p>
            <text:p text:style-name="Table_20_Contents"><text:span text:style-name="T6">int numofAngles = 3;</text:span></text:p>
            <text:p text:style-name="Table_20_Contents"><text:span text:style-name="T6">Switch (numofAngles){</text:span></text:p>
            <text:p text:style-name="Table_20_Contents"><text:span text:style-name="T6">Case 3:</text:span></text:p>
            <text:p text:style-name="Table_20_Contents"><text:span text:style-name="T6">System.out.println(“triangle”);</text:span></text:p>
            <text:p text:style-name="Table_20_Contents"><text:span text:style-name="T6">Break;</text:span></text:p>
            <text:p text:style-name="Table_20_Contents"><text:span text:style-name="T6">Case 4:</text:span></text:p>
            <text:p text:style-name="Table_20_Contents"><text:span text:style-name="T6">System.out.println(“rectangle”);</text:span></text:p>
            <text:p text:style-name="Table_20_Contents"><text:span text:style-name="T6">Break;</text:span></text:p>
            <text:p text:style-name="Table_20_Contents"><text:span text:style-name="T6">Case 5:</text:span></text:p>
            <text:p text:style-name="Table_20_Contents"><text:span text:style-name="T6">System.out.println(“pentagon”);</text:span></text:p>
            <text:p text:style-name="Table_20_Contents"><text:span text:style-name="T6">Break;</text:span></text:p>
            <text:p text:style-name="Table_20_Contents"><text:span text:style-name="T6">Default:</text:span></text:p>
            <text:p text:style-name="Table_20_Contents"><text:span text:style-name="T6">System.out.println(“unknow shape”);</text:span></text:p>
            <text:p text:style-name="Table_20_Contents"><text:soft-page-break/><text:span text:style-name="T6">}</text:span></text:p>
            <text:p text:style-name="P17"/>
          </table:table-cell>
        </table:table-row>
      </table:table>
      <text:p text:style-name="Table_20_Contents"><text:span text:style-name="T1">Overview of Object Oriented Programming in C++</text:span></text:p>
      <text:p text:style-name="Table_20_Contents"><text:span text:style-name="T2">Basic concept:</text:span></text:p>
      <text:list xml:id="list4603360780079174968" text:style-name="WWNum1">
        <text:list-item>
          <text:p text:style-name="P14"><text:span text:style-name="T2">Object</text:span></text:p>
        </text:list-item>
        <text:list-item>
          <text:p text:style-name="P14"><text:span text:style-name="T2">Class</text:span></text:p>
        </text:list-item>
        <text:list-item>
          <text:p text:style-name="P14"><text:span text:style-name="T2">Abstraction</text:span></text:p>
        </text:list-item>
        <text:list-item>
          <text:p text:style-name="P14"><text:span text:style-name="T2">Encapsulation </text:span></text:p>
        </text:list-item>
        <text:list-item>
          <text:p text:style-name="P14"><text:span text:style-name="T2">Inheritance</text:span></text:p>
        </text:list-item>
        <text:list-item>
          <text:p text:style-name="P14"><text:span text:style-name="T2">Polymorphism</text:span></text:p>
        </text:list-item>
        <text:list-item>
          <text:p text:style-name="P14"><text:span text:style-name="T2">Overloading</text:span></text:p>
        </text:list-item>
      </text:list>
      <text:p text:style-name="P18"/>
      <text:p text:style-name="P18"/>
      <text:list xml:id="list1348463018565726295" text:style-name="WWNum2">
        <text:list-item>
          <text:p text:style-name="P15"><text:span text:style-name="T2">Object</text:span></text:p>
        </text:list-item>
      </text:list>
      <text:list xml:id="list1038173391401815205" text:style-name="WWNum3">
        <text:list-item>
          <text:p text:style-name="P16"><text:span text:style-name="T8">Both data and function that operate on data are bundled as a unit called as object</text:span><text:span text:style-name="T1"><text:tab/><text:tab/><text:tab/><text:tab/><text:tab/><text:tab/><text:tab/><text:tab/><text:tab/><text:tab/><text:tab/></text:span></text:p>
        </text:list-item>
      </text:list>
      <text:p text:style-name="P19"><text:span text:style-name="T1"><text:tab/><text:tab/></text:span></text:p>
      <text:p text:style-name="P20"/>
      <text:list xml:id="list102347639177155" text:continue-list="list1348463018565726295" text:style-name="WWNum2">
        <text:list-item>
          <text:p text:style-name="P22">Class </text:p>
        </text:list-item>
      </text:list>
      <text:list xml:id="list102347395843322" text:continue-list="list1038173391401815205" text:style-name="WWNum3">
        <text:list-item>
          <text:p text:style-name="P16"><text:span text:style-name="T2">is a definition of objects of the same kind. </text:span></text:p>
        </text:list-item>
        <text:list-item>
          <text:p text:style-name="P16"><text:span text:style-name="T2">Is a blueprint, template, or prototype that defines and describes the static attributes and dynamic behaviours common to all objects of the same kind.</text:span></text:p>
        </text:list-item>
      </text:list>
      <text:p text:style-name="P21"/>
      <text:p text:style-name="P19"><text:span text:style-name="T2"><text:s text:c="62"/></text:span></text:p>
      <text:p text:style-name="P19"><text:span text:style-name="T2">Classname</text:span><draw:frame draw:style-name="fr1" text:anchor-type="char" svg:x="0.9134in" svg:y="0.0244in" svg:width="1.9098in" svg:height="1.4071in" draw:z-index="0"><draw:text-box><table:table table:name="Table5" table:style-name="Table5"><table:table-column table:style-name="Table5.A"/><table:table-row table:style-name="Table5.1"><table:table-cell table:style-name="Table5.A1" office:value-type="string"><text:p text:style-name="Table_20_Contents"><text:span text:style-name="T2">Student</text:span></text:p></table:table-cell></table:table-row><table:table-row table:style-name="Table5.2"><table:table-cell table:style-name="Table5.A1" office:value-type="string"><text:p text:style-name="Table_20_Contents"><text:span text:style-name="T2">Name</text:span></text:p></table:table-cell></table:table-row><table:table-row table:style-name="Table5.3"><table:table-cell table:style-name="Table5.A1" office:value-type="string"><text:p text:style-name="Table_20_Contents"><text:span text:style-name="T2">grade</text:span></text:p></table:table-cell></table:table-row><table:table-row table:style-name="Table5.4"><table:table-cell table:style-name="Table5.A1" office:value-type="string"><text:p text:style-name="Table_20_Contents"><text:span text:style-name="T2">getName ()</text:span></text:p></table:table-cell></table:table-row><table:table-row table:style-name="Table5.5"><table:table-cell table:style-name="Table5.A1" office:value-type="string"><text:p text:style-name="Table_20_Contents"><text:bookmark text:name="__UnoMark__1387_776007288"/><text:span text:style-name="T2">printGrade()</text:span></text:p></table:table-cell></table:table-row></table:table><text:p text:style-name="Frame_20_contents"/></draw:text-box></draw:frame></text:p>
      <text:p text:style-name="P21"/>
      <text:p text:style-name="P19"><text:span text:style-name="T2">Data Members</text:span></text:p>
      <text:p text:style-name="P19"><text:span text:style-name="T2">(static attributes)</text:span></text:p>
      <text:p text:style-name="P21"/>
      <text:p text:style-name="P19"><text:span text:style-name="T2">Member function</text:span></text:p>
      <text:p text:style-name="P19"><text:span text:style-name="T2">(Dynamic Operators) <text:s/></text:span></text:p>
      <text:p text:style-name="P12"/>
      <text:p text:style-name="Table_20_Contents"><text:span text:style-name="T1"><text:tab/><text:tab/><text:tab/><text:tab/>Examples of classes</text:span></text:p>
      <text:p text:style-name="P34"/>
      <text:list xml:id="list102347968174266" text:continue-list="list102347639177155" text:style-name="WWNum2">
        <text:list-item>
          <text:p text:style-name="P22">Abstraction</text:p>
        </text:list-item>
      </text:list>
      <text:list xml:id="list235716502780525925" text:style-name="WWNum4">
        <text:list-item>
          <text:p text:style-name="P23">Refers to providing only essential information to the outside world and hiding their background details, </text:p>
        </text:list-item>
        <text:list-item>
          <text:p text:style-name="P23">For example: a database system hides certain detail of how data is stored and created and created and maintained. Similar way, C++ classes provide different methods to the outside world without giving internal detail about those methods and data.</text:p>
        </text:list-item>
      </text:list>
      <text:p text:style-name="P34"/>
      <text:list xml:id="list102349042219835" text:continue-list="list102347968174266" text:style-name="WWNum2">
        <text:list-item>
          <text:p text:style-name="P22">Encapsulation</text:p>
        </text:list-item>
      </text:list>
      <text:list xml:id="list4154176351245555700" text:style-name="WWNum5">
        <text:list-item>
          <text:p text:style-name="P24">Placing the data and the functions that work on that data in the same place.</text:p>
        </text:list-item>
        <text:list-item>
          <text:p text:style-name="P24">Binds code and data together and keeps them safe and away from outside inference and misuse.</text:p>
        </text:list-item>
        <text:list-item>
          <text:p text:style-name="P24">Reduces maintenance burden, and limiting your exposure to vulnerabilities.</text:p>
        </text:list-item>
      </text:list>
      <text:p text:style-name="P34"/>
      <text:list xml:id="list102348228376415" text:continue-list="list102349042219835" text:style-name="WWNum2">
        <text:list-item>
          <text:p text:style-name="P22">Inheritance </text:p>
        </text:list-item>
      </text:list>
      <text:list xml:id="list1826238357147915156" text:style-name="WWNum6">
        <text:list-item>
          <text:p text:style-name="P25"><text:soft-page-break/>One object acquires the properties of another object without redefining in order to create well defined classes.</text:p>
        </text:list-item>
        <text:list-item>
          <text:p text:style-name="P25">Give facility to an object to inherit only those qualities that make it unique within its class. </text:p>
        </text:list-item>
        <text:list-item>
          <text:p text:style-name="P25">Is the process of forming a new class from an existing class called as base class, new class is formed called as derived class.</text:p>
        </text:list-item>
      </text:list>
      <text:p text:style-name="P34"><text:s/></text:p>
      <text:list xml:id="list102347859864713" text:continue-list="list102348228376415" text:style-name="WWNum2">
        <text:list-item>
          <text:p text:style-name="P22">Polymorphism</text:p>
        </text:list-item>
      </text:list>
      <text:list xml:id="list2509556226737287919" text:style-name="WWNum7">
        <text:list-item>
          <text:p text:style-name="P26">Ability to use an operator or function in different ways in other words giving different meaning or functions.</text:p>
        </text:list-item>
        <text:list-item>
          <text:p text:style-name="P26">A single function or operator functioning in many ways different upon the usage</text:p>
        </text:list-item>
      </text:list>
      <text:p text:style-name="P34"/>
      <text:p text:style-name="Standard"/>
      <text:list xml:id="list102348388429151" text:continue-list="list102347859864713" text:style-name="WWNum2">
        <text:list-item>
          <text:p text:style-name="P22">Overloading</text:p>
        </text:list-item>
      </text:list>
      <text:list xml:id="list3953902570275492105" text:style-name="WWNum8">
        <text:list-item>
          <text:p text:style-name="P27">Brach of polymorphism</text:p>
        </text:list-item>
        <text:list-item>
          <text:p text:style-name="P27">When the existing operator or function is made to operate on new data type, it is said to be overloaded.</text:p>
        </text:list-item>
      </text:list>
      <text:p text:style-name="Standard"/>
      <text:p text:style-name="Standard"><text:span text:style-name="T12">Overview of Object Oriented Programming in java</text:span></text:p>
      <text:p text:style-name="Standard"><text:span text:style-name="T12">Basic concepts:</text:span></text:p>
      <text:list xml:id="list7538255900790677408" text:style-name="WWNum9">
        <text:list-item>
          <text:p text:style-name="P28">Inheritance </text:p>
        </text:list-item>
      </text:list>
      <text:list xml:id="list3545500494093425828" text:style-name="WWNum10">
        <text:list-item>
          <text:p text:style-name="P29">general class that defines traits common to a set of related items can be <text:s/>inherited by other, more specific classes, each adding those things that are unique to it</text:p>
        </text:list-item>
        <text:list-item>
          <text:p text:style-name="P29">class that is inherited is called a superclass and The class that does the inheriting is called a subclass.</text:p>
        </text:list-item>
      </text:list>
      <text:p text:style-name="P35"/>
      <text:p text:style-name="P35"><text:span text:style-name="T13">Create a superclass. class A {</text:span></text:p>
      <text:p text:style-name="P35"><text:span text:style-name="T13"><text:s/>int i, j;</text:span></text:p>
      <text:p text:style-name="P35"><text:span text:style-name="T13">void showij() </text:span></text:p>
      <text:p text:style-name="P35"><text:span text:style-name="T13">{</text:span></text:p>
      <text:p text:style-name="P35"><text:span text:style-name="T13"><text:s/>System.out.println("i and j: " + i + " " + j); </text:span></text:p>
      <text:p text:style-name="P35"><text:span text:style-name="T13">}</text:span></text:p>
      <text:p text:style-name="P35"><text:span text:style-name="T13">}</text:span></text:p>
      <text:p text:style-name="P35"><text:span text:style-name="T13">// Create a subclass by extending class A.</text:span></text:p>
      <text:p text:style-name="P35"><text:span text:style-name="T13"><text:s/>class B extends A { </text:span></text:p>
      <text:p text:style-name="P35"><text:span text:style-name="T13">int k;</text:span></text:p>
      <text:p text:style-name="P35"><text:span text:style-name="T13">void showk(){</text:span></text:p>
      <text:p text:style-name="P35"><text:span text:style-name="T13"><text:s/>System.out.println("k: " + k);</text:span></text:p>
      <text:p text:style-name="P35"><text:span text:style-name="T13"><text:s/>}</text:span></text:p>
      <text:p text:style-name="P35"><text:span text:style-name="T13"><text:s/>void sum() { </text:span></text:p>
      <text:p text:style-name="P35"><text:span text:style-name="T13">System.out.println("i+j+k: " + (i+j+k));</text:span></text:p>
      <text:p text:style-name="P35"><text:span text:style-name="T13"><text:s/>}</text:span></text:p>
      <text:p text:style-name="P35"><text:span text:style-name="T13">}</text:span></text:p>
      <text:p text:style-name="P35"><text:span text:style-name="T13">class SimpleInheritance {</text:span></text:p>
      <text:p text:style-name="P35"><text:span text:style-name="T13"><text:s/>public static void main(String args[]){ </text:span></text:p>
      <text:p text:style-name="P35"><text:span text:style-name="T13">A superOb = new A();</text:span></text:p>
      <text:p text:style-name="P35"><text:span text:style-name="T13"><text:s/>B subOb = new B();</text:span></text:p>
      <text:p text:style-name="P35"><text:span text:style-name="T13">// The superclass may be used by itself.</text:span></text:p>
      <text:p text:style-name="P35"><text:span text:style-name="T13"><text:s/>superOb.i = 10;</text:span></text:p>
      <text:p text:style-name="P35"><text:span text:style-name="T13"><text:s/>superOb.j = 20;</text:span></text:p>
      <text:p text:style-name="P35"><text:span text:style-name="T13"><text:s/>System.out.println("Contents of superOb: ");</text:span></text:p>
      <text:p text:style-name="P35"><text:span text:style-name="T13"><text:s/>superOb.showij();</text:span></text:p>
      <text:p text:style-name="P35"><text:span text:style-name="T13"><text:s/>System.out.println();</text:span></text:p>
      <text:p text:style-name="P35"><text:span text:style-name="T13">/* The subclass has access to all public members of its superclass. */</text:span></text:p>
      <text:p text:style-name="P35"><text:span text:style-name="T13"><text:s/>subOb.i = 7; </text:span></text:p>
      <text:p text:style-name="P35"><text:soft-page-break/><text:span text:style-name="T13">subOb.j = 8;</text:span></text:p>
      <text:p text:style-name="P35"><text:span text:style-name="T13"><text:s/>subOb.k = 9;</text:span></text:p>
      <text:p text:style-name="P35"><text:span text:style-name="T13"><text:s/>System.out.println("Contents of subOb: ");</text:span></text:p>
      <text:p text:style-name="P35"><text:span text:style-name="T13"><text:s/>subOb.showij(); </text:span></text:p>
      <text:p text:style-name="P35"><text:span text:style-name="T13">subOb.showk(); </text:span></text:p>
      <text:p text:style-name="P35"><text:span text:style-name="T13">System.out.println();</text:span></text:p>
      <text:p text:style-name="P35"><text:span text:style-name="T13">System.out.println("Sum of i, j and k in subOb:");</text:span></text:p>
      <text:p text:style-name="P35"><text:span text:style-name="T13"><text:s/>subOb.sum();</text:span></text:p>
      <text:p text:style-name="P35"><text:span text:style-name="T13">}</text:span></text:p>
      <text:p text:style-name="P35"><text:span text:style-name="T13">}</text:span></text:p>
      <text:p text:style-name="P35"><text:span text:style-name="T13">Output:</text:span></text:p>
      <text:p text:style-name="P35"><text:span text:style-name="T13">Contents of superOb: </text:span></text:p>
      <text:p text:style-name="P35"><text:span text:style-name="T13">i and j: 10 20</text:span></text:p>
      <text:p text:style-name="P35"><text:span text:style-name="T13">Contents of subOb: </text:span></text:p>
      <text:p text:style-name="P35"><text:span text:style-name="T13">i and j: 7 8 k: 9</text:span></text:p>
      <text:p text:style-name="P35"><text:span text:style-name="T13">Sum of i, j and k in subOb:</text:span></text:p>
      <text:p text:style-name="P35"><text:span text:style-name="T13"><text:s/>i+j+k: 24</text:span></text:p>
      <text:p text:style-name="P35"/>
      <text:p text:style-name="Standard"/>
      <text:list xml:id="list102347741319453" text:continue-list="list7538255900790677408" text:style-name="WWNum9">
        <text:list-item>
          <text:p text:style-name="P28">Polymorphism </text:p>
        </text:list-item>
      </text:list>
      <text:list xml:id="list7191676243523533067" text:style-name="WWNum11">
        <text:list-item>
          <text:p text:style-name="P30">Is the ability of an object to take on many forms.</text:p>
        </text:list-item>
        <text:list-item>
          <text:p text:style-name="P30">It is use when a parent class reference is used to refer to a child class object.</text:p>
        </text:list-item>
      </text:list>
      <text:p text:style-name="Standard"/>
      <text:p text:style-name="Standard">Example:</text:p>
      <text:p text:style-name="Standard"><text:tab/>class Bike {</text:p>
      <text:p text:style-name="Standard"><text:tab/>void run(){</text:p>
      <text:p text:style-name="Standard"><text:tab/>system.out.println(“running”);}</text:p>
      <text:p text:style-name="P7">}</text:p>
      <text:p text:style-name="P7">class Splender extends bike{</text:p>
      <text:p text:style-name="P7">void run (){</text:p>
      <text:p text:style-name="P7">system.out.println(“running safely with 60km”);}</text:p>
      <text:p text:style-name="P7">public static void main (string args[]){</text:p>
      <text:p text:style-name="P7">bike b= new Splender();</text:p>
      <text:p text:style-name="P7">b.run();</text:p>
      <text:p text:style-name="P7">}</text:p>
      <text:p text:style-name="P7">}</text:p>
      <text:p text:style-name="P7">OUTPUT: running safely with 60km.</text:p>
      <text:p text:style-name="Standard"/>
      <text:list xml:id="list102349432326438" text:continue-list="list102347741319453" text:style-name="WWNum9">
        <text:list-item>
          <text:p text:style-name="P28">Encapsulation:</text:p>
        </text:list-item>
      </text:list>
      <text:list xml:id="list136121221829941051" text:style-name="WWNum12">
        <text:list-item>
          <text:p text:style-name="P31"><text:span text:style-name="T3">Binding the data with related functionalities </text:span></text:p>
        </text:list-item>
        <text:list-item>
          <text:p text:style-name="P31"><text:span text:style-name="T3">Data means variables and functionalities means methods.</text:span></text:p>
        </text:list-item>
        <text:list-item>
          <text:p text:style-name="P31"><text:span text:style-name="T3">Which enforce protecting variables, function from outside of class, in order to better manage that piece of code and having least impact or no impact on other parts of a program due to change in protected code.</text:span></text:p>
        </text:list-item>
      </text:list>
      <text:p text:style-name="P35"/>
      <text:p text:style-name="P35"/>
      <text:p text:style-name="P35"/>
      <text:p text:style-name="P35">Example:</text:p>
      <text:p text:style-name="P35"><text:span text:style-name="T13">Class loan{</text:span></text:p>
      <text:p text:style-name="P35"><text:span text:style-name="T13">Private int duration;</text:span></text:p>
      <text:p text:style-name="P35"><text:span text:style-name="T13">Private string loan;</text:span></text:p>
      <text:p text:style-name="P35"><text:span text:style-name="T13">Private string borrower;</text:span></text:p>
      <text:p text:style-name="P35"><text:span text:style-name="T13">Private string salary;</text:span></text:p>
      <text:p text:style-name="P35"><text:span text:style-name="T13">Private loan(int duration, string loan, string borrower, string salary){</text:span></text:p>
      <text:p text:style-name="P35"><text:span text:style-name="T13">This.duration = duration;</text:span></text:p>
      <text:p text:style-name="P35"><text:span text:style-name="T13">This.loan = loan;</text:span></text:p>
      <text:p text:style-name="P35"><text:soft-page-break/><text:span text:style-name="T13">This.borrower = borrower;</text:span></text:p>
      <text:p text:style-name="P35"><text:span text:style-name="T13">This.salary = salary;</text:span></text:p>
      <text:p text:style-name="P35"><text:span text:style-name="T13">Public loan createloan (string loanType){</text:span></text:p>
      <text:p text:style-name="P35"><text:span text:style-name="T13">Return loan;</text:span></text:p>
      <text:p text:style-name="P35">}}</text:p>
      <text:list xml:id="list102348580793972" text:continue-list="list102349432326438" text:style-name="WWNum9">
        <text:list-item>
          <text:p text:style-name="P28">Method Overloading</text:p>
        </text:list-item>
      </text:list>
      <text:list xml:id="list8584782844388666523" text:style-name="WWNum13">
        <text:list-item>
          <text:p text:style-name="P32">Is a features that allows a class to have two or more methods having same name, if their arguments lists are different.</text:p>
        </text:list-item>
        <text:list-item>
          <text:p text:style-name="P32">Method overloading is known as static polymorphism</text:p>
        </text:list-item>
      </text:list>
      <text:p text:style-name="P35"/>
      <text:p text:style-name="P35"><text:span text:style-name="T14">Example</text:span><text:span text:style-name="T13">:</text:span></text:p>
      <text:p text:style-name="P35"><text:span text:style-name="T13">Class</text:span></text:p>
      <text:p text:style-name="P35"><text:span text:style-name="T13"><text:s/>displaysOverloading</text:span></text:p>
      <text:p text:style-name="P35"><text:span text:style-name="T13"><text:s/>{</text:span></text:p>
      <text:p text:style-name="P35"><text:span text:style-name="T13">Public </text:span></text:p>
      <text:p text:style-name="P35"><text:span text:style-name="T13">Void disp(char c)</text:span></text:p>
      <text:p text:style-name="P35"><text:span text:style-name="T13">{</text:span></text:p>
      <text:p text:style-name="P35"><text:span text:style-name="T13">System.out.println(c);</text:span></text:p>
      <text:p text:style-name="P35"><text:span text:style-name="T13">}</text:span></text:p>
      <text:p text:style-name="P35"><text:span text:style-name="T13">Public </text:span></text:p>
      <text:p text:style-name="P35"><text:span text:style-name="T13">Void disp(char c)</text:span></text:p>
      <text:p text:style-name="P35"><text:span text:style-name="T13">{</text:span></text:p>
      <text:p text:style-name="P35"><text:span text:style-name="T13">System.out.println(c);</text:span></text:p>
      <text:p text:style-name="P35"><text:span text:style-name="T13">}</text:span></text:p>
      <text:p text:style-name="P35"><text:span text:style-name="T13">Public void disp (char c, int num)</text:span></text:p>
      <text:p text:style-name="P35"><text:span text:style-name="T13">{</text:span></text:p>
      <text:p text:style-name="P35"><text:span text:style-name="T13">System.out.println(c+””+num);</text:span></text:p>
      <text:p text:style-name="P35"><text:span text:style-name="T13">}</text:span></text:p>
      <text:p text:style-name="P35"><text:span text:style-name="T13">}</text:span></text:p>
      <text:p text:style-name="P35"><text:span text:style-name="T13">Class sample</text:span></text:p>
      <text:p text:style-name="P35"><text:span text:style-name="T13">{</text:span></text:p>
      <text:p text:style-name="P35"><text:span text:style-name="T13">Public static void main (string args[])</text:span></text:p>
      <text:p text:style-name="P35"><text:span text:style-name="T13">{</text:span></text:p>
      <text:p text:style-name="P35"><text:span text:style-name="T13">Displayoverloading obj = new displayoverloading();</text:span></text:p>
      <text:p text:style-name="P35"><text:span text:style-name="T13">Obj.disp(‘a’);</text:span></text:p>
      <text:p text:style-name="P35"><text:span text:style-name="T13">Obj.disp(‘a’,10);</text:span></text:p>
      <text:p text:style-name="P35"><text:span text:style-name="T13">}</text:span></text:p>
      <text:p text:style-name="P35"><text:span text:style-name="T13">}</text:span></text:p>
      <text:p text:style-name="P36"/>
      <text:p text:style-name="P35"><text:span text:style-name="T14">Output:</text:span></text:p>
      <text:p text:style-name="P35">a</text:p>
      <text:p text:style-name="P35">a 10 </text:p>
      <text:p text:style-name="P35"/>
      <text:list xml:id="list102348898054274" text:continue-list="list102348580793972" text:style-name="WWNum9">
        <text:list-item>
          <text:p text:style-name="P28">Abstraction </text:p>
        </text:list-item>
      </text:list>
      <text:list xml:id="list1083542493259419907" text:style-name="WWNum14">
        <text:list-item>
          <text:p text:style-name="P33">Is a process of hiding the implementation details and showing only functionality to the user.</text:p>
        </text:list-item>
        <text:list-item>
          <text:p text:style-name="P33">Lets you focus on what the object does instead of how it does it.</text:p>
        </text:list-item>
      </text:list>
      <text:p text:style-name="P35"/>
      <text:p text:style-name="P35">Example:</text:p>
      <text:p text:style-name="P35"><text:span text:style-name="T3">Abstract class Bike{</text:span></text:p>
      <text:p text:style-name="P35"><text:span text:style-name="T3">Abstract void run();</text:span></text:p>
      <text:p text:style-name="P35"><text:span text:style-name="T3">}</text:span></text:p>
      <text:p text:style-name="P35"><text:span text:style-name="T3">Class Honda4 extends Bike{</text:span></text:p>
      <text:p text:style-name="P35"><text:span text:style-name="T3">Void run(){ system.out.println(“running safely.”);}</text:span></text:p>
      <text:p text:style-name="P35"><text:span text:style-name="T3">Public static void main(string args[]){</text:span></text:p>
      <text:p text:style-name="P35"><text:span text:style-name="T3">Bike obj = new Honda4();</text:span></text:p>
      <text:p text:style-name="P35"><text:span text:style-name="T3">Obj.run();</text:span></text:p>
      <text:p text:style-name="P35"><text:span text:style-name="T3">}</text:span></text:p>
      <text:p text:style-name="P35"><text:soft-page-break/><text:span text:style-name="T3">}</text:span></text:p>
      <text:p text:style-name="P35"/>
      <text:p text:style-name="P35">Output:</text:p>
      <text:p text:style-name="P35"><text:span text:style-name="T3">Running safely. </text:span></text:p>
      <text:p text:style-name="Standard"/>
      <text:p text:style-name="Standard"/>
      <text:p text:style-name="Standard"/>
      <text:p text:style-name="Standard"/>
      <text:p text:style-name="Standard"/>
      <text:p text:style-name="Standard"/>
      <text:p text:style-name="Standard"/>
      <text:p text:style-name="Standard"><text:span text:style-name="T11">LIBRARY MANAGEMENT SYSTEM</text:span></text:p>
      <text:p text:style-name="Standard"><text:s text:c="3"/><text:span text:style-name="T11">Use case Diagram</text:span></text:p>
      <text:p text:style-name="Standard"/>
      <text:p text:style-name="Standard"><draw:custom-shape text:anchor-type="paragraph" draw:z-index="1" draw:style-name="gr1" svg:width="0.0969in" svg:height="0.0969in" svg:x="0.1154in" svg:y="2.2209in"><text:p/><draw:enhanced-geometry svg:viewBox="0 0 21600 21600" draw:type="mso-spt32" draw:enhanced-path="M 0 0 L 21600 21600 N"/></draw:custom-shape><draw:custom-shape text:anchor-type="paragraph" draw:z-index="2" draw:style-name="gr2" svg:width="0.1315in" svg:height="0.0969in" svg:x="-0.0165in" svg:y="2.2209in"><text:p/><draw:enhanced-geometry draw:mirror-horizontal="true" svg:viewBox="0 0 21600 21600" draw:type="mso-spt32" draw:enhanced-path="M 0 0 L 21600 21600 N"/></draw:custom-shape><draw:custom-shape text:anchor-type="paragraph" draw:z-index="3" draw:style-name="gr3" svg:width="0.0012in" svg:height="0.2358in" svg:x="0.1154in" svg:y="1.9846in"><text:p/><draw:enhanced-geometry svg:viewBox="0 0 21600 21600" draw:type="mso-spt32" draw:enhanced-path="M 0 0 L 21600 21600 N"/></draw:custom-shape><draw:custom-shape text:anchor-type="paragraph" draw:z-index="4" draw:style-name="gr4" svg:width="0.1732in" svg:height="0.2287in" svg:x="0.039in" svg:y="1.7555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frame draw:style-name="fr2" text:anchor-type="char" svg:x="1.6638in" svg:y="0.1165in" svg:width="1.0835in" svg:height="0.4862in" draw:z-index="5"><draw:text-box><text:p text:style-name="Frame_20_contents"><text:span text:style-name="T13">Student ID card</text:span></text:p></draw:text-box></draw:frame></text:p>
      <text:p text:style-name="Standard"><draw:custom-shape text:anchor-type="paragraph" draw:z-index="6" draw:style-name="gr5" svg:width="4.1386in" svg:height="1.076in" svg:x="2.7472in" svg:y="0.0846in"><text:p/><draw:enhanced-geometry svg:viewBox="0 0 21600 21600" draw:type="mso-spt32" draw:enhanced-path="M 0 0 L 21600 21600 N"/></draw:custom-shape></text:p>
      <text:p text:style-name="Standard"><draw:custom-shape text:anchor-type="paragraph" draw:z-index="7" draw:style-name="gr6" svg:width="1.3539in" svg:height="1.3953in" svg:x="0.3098in" svg:y="0.1555in"><text:p/><draw:enhanced-geometry draw:mirror-vertical="true" svg:viewBox="0 0 21600 21600" draw:type="mso-spt32" draw:enhanced-path="M 0 0 L 21600 21600 N"/></draw:custom-shape></text:p>
      <text:p text:style-name="Standard"/>
      <text:p text:style-name="Standard"><draw:frame draw:style-name="fr2" text:anchor-type="char" svg:x="1.8307in" svg:y="0.0165in" svg:width="1.0417in" svg:height="0.4862in" draw:z-index="8"><draw:text-box><text:p text:style-name="Frame_20_contents"><text:span text:style-name="T13">Verify ID card</text:span></text:p></draw:text-box></draw:frame></text:p>
      <text:p text:style-name="Standard"><draw:custom-shape text:anchor-type="paragraph" draw:z-index="9" draw:style-name="gr7" svg:width="3.9512in" svg:height="0.4094in" svg:x="2.9346in" svg:y="0.061in"><text:p/><draw:enhanced-geometry svg:viewBox="0 0 21600 21600" draw:type="mso-spt32" draw:enhanced-path="M 0 0 L 21600 21600 N"/></draw:custom-shape></text:p>
      <text:p text:style-name="P2"><draw:custom-shape text:anchor-type="paragraph" draw:z-index="10" draw:style-name="gr4" svg:width="0.1732in" svg:height="0.2287in" svg:x="7.1016in" svg:y="0.05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11" draw:style-name="gr8" svg:width="1.3677in" svg:height="0.7843in" svg:x="0.3929in" svg:y="0.0484in"><text:p/><draw:enhanced-geometry draw:mirror-vertical="true" svg:viewBox="0 0 21600 21600" draw:type="mso-spt32" draw:enhanced-path="M 0 0 L 21600 21600 N"/></draw:custom-shape><text:tab/></text:p>
      <text:p text:style-name="Standard"><draw:custom-shape text:anchor-type="paragraph" draw:z-index="12" draw:style-name="gr9" svg:width="3.4161in" svg:height="0.2843in" svg:x="3.4335in" svg:y="0.1291in"><text:p/><draw:enhanced-geometry draw:mirror-horizontal="true" svg:viewBox="0 0 21600 21600" draw:type="mso-spt32" draw:enhanced-path="M 0 0 L 21600 21600 N"/></draw:custom-shape><draw:custom-shape text:anchor-type="paragraph" draw:z-index="13" draw:style-name="gr10" svg:width="3.8606in" svg:height="1.4996in" svg:x="3.1154in" svg:y="0.1693in"><text:p/><draw:enhanced-geometry draw:mirror-vertical="true" svg:viewBox="0 0 21600 21600" draw:type="mso-spt32" draw:enhanced-path="M 0 0 L 21600 21600 N"/></draw:custom-shape><draw:custom-shape text:anchor-type="paragraph" draw:z-index="14" draw:style-name="gr11" svg:width="0.2776in" svg:height="0.0012in" svg:x="7.0457in" svg:y="0.1291in"><text:p/><draw:enhanced-geometry svg:viewBox="0 0 21600 21600" draw:type="mso-spt32" draw:enhanced-path="M 0 0 L 21600 21600 N"/></draw:custom-shape><draw:custom-shape text:anchor-type="paragraph" draw:z-index="15" draw:style-name="gr3" svg:width="0.0012in" svg:height="0.2358in" svg:x="7.178in" svg:y="0.0807in"><text:p/><draw:enhanced-geometry svg:viewBox="0 0 21600 21600" draw:type="mso-spt32" draw:enhanced-path="M 0 0 L 21600 21600 N"/></draw:custom-shape><draw:frame draw:style-name="fr2" text:anchor-type="char" svg:x="1.8307in" svg:y="0.0807in" svg:width="1.5in" svg:height="0.7984in" draw:z-index="16"><draw:text-box><text:p text:style-name="Frame_20_contents"><text:span text:style-name="T13">Grant permission only if ID card is valid</text:span></text:p></draw:text-box></draw:frame></text:p>
      <text:p text:style-name="Standard"><draw:custom-shape text:anchor-type="paragraph" draw:z-index="17" draw:style-name="gr12" svg:width="3.8606in" svg:height="2.7079in" svg:x="3.1154in" svg:y="0.0543in"><text:p/><draw:enhanced-geometry draw:mirror-vertical="true" svg:viewBox="0 0 21600 21600" draw:type="mso-spt32" draw:enhanced-path="M 0 0 L 21600 21600 N"/></draw:custom-shape><draw:custom-shape text:anchor-type="paragraph" draw:z-index="18" draw:style-name="gr1" svg:width="0.0969in" svg:height="0.0969in" svg:x="7.178in" svg:y="0.1252in"><text:p/><draw:enhanced-geometry svg:viewBox="0 0 21600 21600" draw:type="mso-spt32" draw:enhanced-path="M 0 0 L 21600 21600 N"/></draw:custom-shape><draw:custom-shape text:anchor-type="paragraph" draw:z-index="19" draw:style-name="gr2" svg:width="0.1315in" svg:height="0.0969in" svg:x="7.0445in" svg:y="0.1252in"><text:p/><draw:enhanced-geometry draw:mirror-horizontal="true" svg:viewBox="0 0 21600 21600" draw:type="mso-spt32" draw:enhanced-path="M 0 0 L 21600 21600 N"/></draw:custom-shape></text:p>
      <text:p text:style-name="P3"><draw:frame draw:style-name="fr2" text:anchor-type="char" svg:x="6.7957in" svg:y="0.0654in" svg:width="0.6874in" svg:height="0.3126in" draw:z-index="20"><draw:text-box><text:p text:style-name="Frame_20_contents"><text:span text:style-name="T13">Librarian</text:span></text:p></draw:text-box></draw:frame></text:p>
      <text:p text:style-name="P4"><draw:custom-shape text:anchor-type="paragraph" draw:z-index="21" draw:style-name="gr13" svg:width="1.576in" svg:height="0.8539in" svg:x="0.3929in" svg:y="0.1374in"><text:p/><draw:enhanced-geometry svg:viewBox="0 0 21600 21600" draw:type="mso-spt32" draw:enhanced-path="M 0 0 L 21600 21600 N"/></draw:custom-shape><draw:custom-shape text:anchor-type="paragraph" draw:z-index="22" draw:style-name="gr14" svg:width="1.7634in" svg:height="1.4441in" svg:x="0.3098in" svg:y="0.1862in"><text:p/><draw:enhanced-geometry svg:viewBox="0 0 21600 21600" draw:type="mso-spt32" draw:enhanced-path="M 0 0 L 21600 21600 N"/></draw:custom-shape><draw:custom-shape text:anchor-type="paragraph" draw:z-index="23" draw:style-name="gr11" svg:width="0.2776in" svg:height="0.0012in" svg:x="-0.0638in" svg:y="0.1374in"><text:p/><draw:enhanced-geometry svg:viewBox="0 0 21600 21600" draw:type="mso-spt32" draw:enhanced-path="M 0 0 L 21600 21600 N"/></draw:custom-shape><text:tab/> <text:s/></text:p>
      <text:p text:style-name="P5"><draw:custom-shape text:anchor-type="paragraph" draw:z-index="24" draw:style-name="gr15" svg:width="1.7776in" svg:height="4.7425in" svg:x="0.3791in" svg:y="0.1126in"><text:p/><draw:enhanced-geometry svg:viewBox="0 0 21600 21600" draw:type="mso-spt32" draw:enhanced-path="M 0 0 L 21600 21600 N"/></draw:custom-shape></text:p>
      <text:p text:style-name="P5"/>
      <text:p text:style-name="Standard"><text:span text:style-name="T4">Student</text:span><draw:frame draw:style-name="fr2" text:anchor-type="char" svg:x="2.1571in" svg:y="3.3902in" svg:width="1.3681in" svg:height="0.7291in" draw:z-index="25"><draw:text-box><text:p text:style-name="Frame_20_contents"><text:span text:style-name="T13">Check whether the book is available or not</text:span></text:p></draw:text-box></draw:frame><draw:frame draw:style-name="fr2" text:anchor-type="char" svg:x="2.2335in" svg:y="4.4043in" svg:width="1.2917in" svg:height="0.4862in" draw:z-index="26"><draw:text-box><text:p text:style-name="Frame_20_contents"><text:span text:style-name="T13">Issue the book if available</text:span></text:p></draw:text-box></draw:frame><draw:frame draw:style-name="fr2" text:anchor-type="char" svg:x="2.0736in" svg:y="2.4598in" svg:width="1.2571in" svg:height="0.6945in" draw:z-index="27"><draw:text-box><text:p text:style-name="Frame_20_contents"><text:span text:style-name="T13">Search the database for book</text:span></text:p></draw:text-box></draw:frame><draw:frame draw:style-name="fr2" text:anchor-type="char" svg:x="2.011in" svg:y="1.7374in" svg:width="1.0417in" svg:height="0.4862in" draw:z-index="28"><draw:text-box><text:p text:style-name="Frame_20_contents"><text:span text:style-name="T13">Return the book</text:span></text:p></draw:text-box></draw:frame><draw:frame draw:style-name="fr2" text:anchor-type="char" svg:x="2.0736in" svg:y="1.05in" svg:width="1.0417in" svg:height="0.4862in" draw:z-index="29"><draw:text-box><text:p text:style-name="Frame_20_contents"><text:span text:style-name="T13">Issue book</text:span></text:p></draw:text-box></draw:frame><draw:frame draw:style-name="fr2" text:anchor-type="char" svg:x="2.011in" svg:y="0.3555in" svg:width="1.0417in" svg:height="0.4862in" draw:z-index="30"><draw:text-box><text:p text:style-name="Frame_20_contents"><text:span text:style-name="T13">Request to issue book</text:span></text:p></draw:text-box></draw:frame></text:p>
      <text:p text:style-name="Standard"/>
      <text:p text:style-name="Standard"/>
      <text:p text:style-name="Standard"/>
      <text:p text:style-name="P3"><draw:custom-shape text:anchor-type="paragraph" draw:z-index="31" draw:style-name="gr16" svg:width="3.4161in" svg:height="2.076in" svg:x="3.5598in" svg:y="1.7236in"><text:p/><draw:enhanced-geometry draw:mirror-vertical="true" svg:viewBox="0 0 21600 21600" draw:type="mso-spt32" draw:enhanced-path="M 0 0 L 21600 21600 N"/></draw:custom-shape><draw:custom-shape text:anchor-type="paragraph" draw:z-index="32" draw:style-name="gr17" svg:width="3.6106in" svg:height="0.326in" svg:x="3.3307in" svg:y="1.6055in"><text:p/><draw:enhanced-geometry draw:mirror-vertical="true" svg:viewBox="0 0 21600 21600" draw:type="mso-spt32" draw:enhanced-path="M 0 0 L 21600 21600 N"/></draw:custom-shape><draw:custom-shape text:anchor-type="paragraph" draw:z-index="33" draw:style-name="gr18" svg:width="3.4161in" svg:height="1.2012in" svg:x="3.5583in" svg:y="1.6484in"><text:p/><draw:enhanced-geometry draw:mirror-horizontal="true" svg:viewBox="0 0 21600 21600" draw:type="mso-spt32" draw:enhanced-path="M 0 0 L 21600 21600 N"/></draw:custom-shape><draw:custom-shape text:anchor-type="paragraph" draw:z-index="34" draw:style-name="gr11" svg:width="0.2776in" svg:height="0.0012in" svg:x="7.0457in" svg:y="1.7252in"><text:p/><draw:enhanced-geometry svg:viewBox="0 0 21600 21600" draw:type="mso-spt32" draw:enhanced-path="M 0 0 L 21600 21600 N"/></draw:custom-shape><draw:custom-shape text:anchor-type="paragraph" draw:z-index="35" draw:style-name="gr1" svg:width="0.0969in" svg:height="0.0969in" svg:x="7.178in" svg:y="1.8846in"><text:p/><draw:enhanced-geometry svg:viewBox="0 0 21600 21600" draw:type="mso-spt32" draw:enhanced-path="M 0 0 L 21600 21600 N"/></draw:custom-shape><draw:custom-shape text:anchor-type="paragraph" draw:z-index="36" draw:style-name="gr2" svg:width="0.1315in" svg:height="0.0969in" svg:x="7.0445in" svg:y="1.8846in"><text:p/><draw:enhanced-geometry draw:mirror-horizontal="true" svg:viewBox="0 0 21600 21600" draw:type="mso-spt32" draw:enhanced-path="M 0 0 L 21600 21600 N"/></draw:custom-shape><draw:custom-shape text:anchor-type="paragraph" draw:z-index="37" draw:style-name="gr3" svg:width="0.0012in" svg:height="0.2358in" svg:x="7.178in" svg:y="1.6484in"><text:p/><draw:enhanced-geometry svg:viewBox="0 0 21600 21600" draw:type="mso-spt32" draw:enhanced-path="M 0 0 L 21600 21600 N"/></draw:custom-shape><draw:custom-shape text:anchor-type="paragraph" draw:z-index="38" draw:style-name="gr4" svg:width="0.1732in" svg:height="0.2287in" svg:x="7.0945in" svg:y="1.4193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text:anchor-type="char" svg:x="6.8516in" svg:y="0.1354in" svg:width="0.6874in" svg:height="0.3126in" draw:z-index="39"><draw:text-box><text:p text:style-name="Frame_20_contents"><text:span text:style-name="T13">supplier</text:span></text:p></draw:text-box></draw:frame></text:p>
      <text:p text:style-name="P3"/>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text:span text:style-name="T11">Class Diagram:</text:span></text:p>
      <text:p text:style-name="Standard"><draw:custom-shape text:anchor-type="paragraph" draw:z-index="40" draw:style-name="gr19" svg:width="1.4787in" svg:height="0.0012in" svg:x="0.1016in" svg:y="0.639in"><text:p/><draw:enhanced-geometry svg:viewBox="0 0 21600 21600" draw:type="mso-spt32" draw:enhanced-path="M 0 0 L 21600 21600 N"/></draw:custom-shape><draw:frame draw:style-name="fr2" text:anchor-type="char" svg:x="0.1016in" svg:y="0.278in" svg:width="1.4791in" svg:height="1.6598in" draw:z-index="41"><draw:text-box><text:p text:style-name="Frame_20_contents">STUDENT</text:p><text:p text:style-name="P37"/><text:p text:style-name="Frame_20_contents"><text:span text:style-name="T3">S_name</text:span></text:p><text:p text:style-name="Frame_20_contents"><text:span text:style-name="T3">S_id</text:span></text:p><text:p text:style-name="Frame_20_contents"><text:span text:style-name="T3">S_dept</text:span></text:p><text:p text:style-name="Frame_20_contents"/><text:p text:style-name="Frame_20_contents"><text:span text:style-name="T3">Borrow book()</text:span></text:p><text:p text:style-name="Frame_20_contents"><text:span text:style-name="T3">Return book</text:span></text:p></draw:text-box></draw:frame></text:p>
      <text:p text:style-name="P6"><draw:custom-shape text:anchor-type="paragraph" draw:z-index="42" draw:style-name="gr20" svg:width="0.0012in" svg:height="0.9512in" svg:x="6.122in" svg:y="1.7043in"><text:p/><draw:enhanced-geometry svg:viewBox="0 0 21600 21600" draw:type="mso-spt32" draw:enhanced-path="M 0 0 L 21600 21600 N"/></draw:custom-shape><draw:custom-shape text:anchor-type="paragraph" draw:z-index="43" draw:style-name="gr21" svg:width="3.965in" svg:height="2.0276in" svg:x="1.4264in" svg:y="0.9193in"><text:p/><draw:enhanced-geometry draw:mirror-horizontal="true" svg:viewBox="0 0 21600 21600" draw:type="mso-spt32" draw:enhanced-path="M 0 0 L 21600 21600 N"/></draw:custom-shape><draw:custom-shape text:anchor-type="paragraph" draw:z-index="44" draw:style-name="gr22" svg:width="3.8122in" svg:height="0.0012in" svg:x="1.5807in" svg:y="0.7181in"><text:p/><draw:enhanced-geometry svg:viewBox="0 0 21600 21600" draw:type="mso-spt32" draw:enhanced-path="M 0 0 L 21600 21600 N"/></draw:custom-shape><draw:custom-shape text:anchor-type="paragraph" draw:z-index="45" draw:style-name="gr23" svg:width="1.4787in" svg:height="0.0067in" svg:x="0.1016in" svg:y="1.0654in"><text:p/><draw:enhanced-geometry svg:viewBox="0 0 21600 21600" draw:type="mso-spt32" draw:enhanced-path="M 0 0 L 21600 21600 N"/></draw:custom-shape><draw:custom-shape text:anchor-type="paragraph" draw:z-index="46" draw:style-name="gr23" svg:width="1.4787in" svg:height="0.0067in" svg:x="5.3583in" svg:y="3.2736in"><text:p/><draw:enhanced-geometry svg:viewBox="0 0 21600 21600" draw:type="mso-spt32" draw:enhanced-path="M 0 0 L 21600 21600 N"/></draw:custom-shape><draw:custom-shape text:anchor-type="paragraph" draw:z-index="47" draw:style-name="gr19" svg:width="1.4787in" svg:height="0.0012in" svg:x="5.3583in" svg:y="2.8846in"><text:p/><draw:enhanced-geometry svg:viewBox="0 0 21600 21600" draw:type="mso-spt32" draw:enhanced-path="M 0 0 L 21600 21600 N"/></draw:custom-shape><draw:custom-shape text:anchor-type="paragraph" draw:z-index="48" draw:style-name="gr24" svg:width="1.2776in" svg:height="0.0012in" svg:x="0.15in" svg:y="3.4126in"><text:p/><draw:enhanced-geometry svg:viewBox="0 0 21600 21600" draw:type="mso-spt32" draw:enhanced-path="M 0 0 L 21600 21600 N"/></draw:custom-shape><draw:custom-shape text:anchor-type="paragraph" draw:z-index="49" draw:style-name="gr24" svg:width="1.2776in" svg:height="0.0012in" svg:x="0.15in" svg:y="3.0929in"><text:p/><draw:enhanced-geometry svg:viewBox="0 0 21600 21600" draw:type="mso-spt32" draw:enhanced-path="M 0 0 L 21600 21600 N"/></draw:custom-shape><draw:custom-shape text:anchor-type="paragraph" draw:z-index="50" draw:style-name="gr23" svg:width="1.4787in" svg:height="0.0067in" svg:x="5.3929in" svg:y="0.7945in"><text:p/><draw:enhanced-geometry svg:viewBox="0 0 21600 21600" draw:type="mso-spt32" draw:enhanced-path="M 0 0 L 21600 21600 N"/></draw:custom-shape><draw:custom-shape text:anchor-type="paragraph" draw:z-index="51" draw:style-name="gr19" svg:width="1.4787in" svg:height="0.0012in" svg:x="5.3929in" svg:y="0.3154in"><text:p/><draw:enhanced-geometry svg:viewBox="0 0 21600 21600" draw:type="mso-spt32" draw:enhanced-path="M 0 0 L 21600 21600 N"/></draw:custom-shape><text:tab/><draw:frame draw:style-name="fr2" text:anchor-type="char" svg:x="5.3583in" svg:y="2.6555in" svg:width="1.4791in" svg:height="1.6598in" draw:z-index="52"><draw:text-box><text:p text:style-name="Frame_20_contents">SUPPLIER</text:p><text:p text:style-name="Frame_20_contents"><text:span text:style-name="T3">s_id</text:span></text:p><text:p text:style-name="Frame_20_contents"><text:span text:style-name="T3">s_name</text:span></text:p><text:p text:style-name="P37"/><text:p text:style-name="Frame_20_contents"><text:span text:style-name="T3">search ()</text:span></text:p><text:p text:style-name="Frame_20_contents"><text:span text:style-name="T3">tell availability ()</text:span></text:p><text:p text:style-name="Frame_20_contents"><text:span text:style-name="T3">op name ()</text:span></text:p></draw:text-box></draw:frame><draw:frame draw:style-name="fr2" text:anchor-type="char" svg:x="0.15in" svg:y="2.8154in" svg:width="1.278in" svg:height="1.3335in" draw:z-index="53"><draw:text-box><text:p text:style-name="Frame_20_contents">DATABASE</text:p><text:p text:style-name="P37"/><text:p text:style-name="Frame_20_contents"><text:span text:style-name="T3">File name</text:span></text:p><text:p text:style-name="Frame_20_contents"/><text:p text:style-name="Frame_20_contents">Update ()</text:p><text:p text:style-name="Frame_20_contents">Delete ()</text:p><text:p text:style-name="Frame_20_contents"/></draw:text-box></draw:frame><draw:frame draw:style-name="fr2" text:anchor-type="char" svg:x="5.3929in" svg:y="0.0445in" svg:width="1.4791in" svg:height="1.6598in" draw:z-index="54"><draw:text-box><text:p text:style-name="Frame_20_contents">LIBRARIAN</text:p><text:p text:style-name="Frame_20_contents"><text:span text:style-name="T3">L_id</text:span></text:p><text:p text:style-name="Frame_20_contents"><text:span text:style-name="T3">L_name</text:span></text:p><text:p text:style-name="Frame_20_contents"><text:span text:style-name="T3">L_doj</text:span></text:p><text:p text:style-name="Frame_20_contents"><text:span text:style-name="T3">Issue book ()</text:span></text:p><text:p text:style-name="Frame_20_contents"><text:span text:style-name="T3">Check id ()</text:span></text:p><text:p text:style-name="Frame_20_contents"><text:span text:style-name="T3">Grant permission ()</text:span></text:p><text:p text:style-name="Frame_20_contents"><text:span text:style-name="T3">Update db ()</text:span></text:p><text:p text:style-name="Frame_20_contents"><text:span text:style-name="T3">Add blook ()</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eferences<text:bookmark text:name="_GoBack"/>: <text:a xlink:type="simple" xlink:href="http://www.tutorialspoint.con/cplusplus"><text:span text:style-name="Internet_20_link">http://www.tutorialspoint.con/cplusplus</text:span></text:a></text:p>
      <text:p text:style-name="Standard"><text:tab/> <text:s text:c="6"/><text:a xlink:type="simple" xlink:href="http://www.w3schools.in/cplusplus"><text:span text:style-name="Internet_20_link">http://www.w3schools.in/cplusplus</text:span></text:a></text:p>
      <text:p text:style-name="Standard"><text:s text:c="18"/><text:a xlink:type="simple" xlink:href="http://www.javapoint.com/javase/tutorial/java"><text:span text:style-name="Internet_20_link">http://www.javapoint.com/javase/tutorial/java</text:span></text:a></text:p>
      <text:p text:style-name="Standard"><text:tab/> <text:s text:c="5"/><text:a xlink:type="simple" xlink:href="http://www.tutorial4us.com.java/java-datatype"><text:span text:style-name="Internet_20_link">http://www.tutorial4us.com.java/java-datatype</text:span></text:a></text:p>
      <text:p text:style-name="Standard"/>
      <text:p text:style-name="Standard"><text:s text:c="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Droid Sans" style:font-family-asian="'Droid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Mangal" style:font-family-complex="Mangal" style:font-family-generic-complex="system" style:font-pitch-complex="variable" style:font-size-complex="11.5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style:font-name-complex="Mangal" style:font-family-complex="Mangal" style:font-family-generic-complex="system" style:font-pitch-complex="variable" style:font-size-complex="10.5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Mangal" style:font-family-complex="Mangal" style:font-family-generic-complex="system" style:font-pitch-complex="variable" style:font-size-complex="11.5pt" style:font-weight-complex="bold"/>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weight="normal" style:font-weight-asian="normal"/>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fo:font-weight="normal" style:font-weight-asian="normal"/>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ListLabel_20_4"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ListLabel_20_4"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ListLabel_20_4"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ListLabel_20_4"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ListLabel_20_4"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ListLabel_20_4"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4"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4"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4"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4"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4"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4"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4"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20:17:00</meta:creation-date>
    <dc:language>en-US</dc:language>
    <dc:creator>tsudeep</dc:creator>
    <dc:date>2016-05-02T04:04:00</dc:date>
    <meta:editing-cycles>49</meta:editing-cycles>
    <meta:editing-duration>PT17M33S</meta:editing-duration>
    <meta:generator>LibreOffice/4.2.7.2$Linux_X86_64 LibreOffice_project/420m0$Build-2</meta:generator>
    <meta:document-statistic meta:table-count="5" meta:image-count="0" meta:object-count="0" meta:page-count="9" meta:paragraph-count="481" meta:word-count="1763" meta:character-count="10715" meta:non-whitespace-character-count="9267"/>
    <meta:template xlink:type="simple" xlink:actuate="onRequest" xlink:title="Normal" xlink:href=""/>
  </office:meta>
</office:document-meta>
</file>